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enlo Regular" svg:font-family="&quot;Menlo Regular&quot;"/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FF00" fo:border-left="none" fo:border-right="none" fo:background-color="#FF0000"/>
      <style:text-properties style:font-name="Calibri" style:font-name-asian="Calibri" style:font-name-complex="Calibri" fo:font-size="24pt" style:font-size-asian="24pt" style:font-size-complex="24pt"/>
    </style:style>
    <style:style style:name="ce3" style:family="table-cell" style:parent-style-name="Default" style:data-style-name="N0">
      <style:table-cell-properties fo:border-top="none" fo:border-bottom="thin solid #00FF00" fo:border-left="none" fo:border-right="none" fo:background-color="#FF0000"/>
    </style:style>
    <style:style style:name="ce4" style:family="table-cell" style:parent-style-name="Default" style:data-style-name="N0">
      <style:table-cell-properties fo:border-top="thin solid #00FF00" fo:border-bottom="2pt solid #FFFFFF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FFFFFF" fo:border-bottom="thin solid #00FF00" fo:border-left="none" fo:border-right="none" fo:background-color="#FF0000"/>
    </style:style>
    <style:style style:name="ce6" style:family="table-cell" style:parent-style-name="Default" style:data-style-name="N30">
      <style:table-cell-properties fo:border-top="2pt solid #FFFFFF" fo:border-bottom="thin solid #00FF00" fo:border-left="none" fo:border-right="none" fo:background-color="#FF0000"/>
    </style:style>
    <style:style style:name="ce7" style:family="table-cell" style:parent-style-name="Default" style:data-style-name="N0">
      <style:table-cell-properties fo:border-top="thick solid #FFFFFF" fo:border-bottom="thin solid #00FF00" fo:border-left="none" fo:border-right="none" fo:background-color="#FF0000"/>
      <style:text-properties fo:color="#80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ck solid #FFFFFF" fo:border-bottom="thin solid #00FF00" fo:border-left="none" fo:border-right="none" fo:background-color="#FF0000"/>
    </style:style>
    <style:style style:name="ce9" style:family="table-cell" style:parent-style-name="Default" style:data-style-name="N30">
      <style:table-cell-properties fo:border-top="thin solid #00FF00" fo:border-bottom="2pt solid #FFFFFF" fo:border-left="none" fo:border-right="none" fo:background-color="#FF0000"/>
      <style:text-properties style:font-name="Calibri" style:font-name-asian="Calibri" style:font-name-complex="Calibri"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FFFFFF" fo:border-bottom="thin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FFFFFF" fo:border-bottom="thin solid #000000" fo:border-left="none" fo:border-right="none" fo:background-color="#FF0000"/>
    </style:style>
    <style:style style:name="ce12" style:family="table-cell" style:parent-style-name="Default" style:data-style-name="N30">
      <style:table-cell-properties fo:border-top="2pt solid #FFFFFF" fo:border-bottom="thin solid #000000" fo:border-left="none" fo:border-right="none" fo:background-color="#FF0000"/>
    </style:style>
    <style:style style:name="ce13" style:family="table-cell" style:parent-style-name="Default" style:data-style-name="N30">
      <style:table-cell-properties fo:border-top="thin solid #000000" fo:border-bottom="thin solid #00FF00" fo:border-left="none" fo:border-right="none" style:vertical-align="automatic" fo:wrap-option="wrap" fo:background-color="#FF0000"/>
    </style:style>
    <style:style style:name="ce14" style:family="table-cell" style:parent-style-name="Default" style:data-style-name="N0">
      <style:table-cell-properties fo:border-top="thin solid #000000" fo:border-bottom="thin solid #00FF00" fo:border-left="none" fo:border-right="none" fo:background-color="#FF0000"/>
    </style:style>
    <style:style style:name="ce15" style:family="table-cell" style:parent-style-name="Default" style:data-style-name="N0">
      <style:table-cell-properties fo:border-top="thin solid #000000" fo:border-bottom="thin solid #00FF00" fo:border-left="none" fo:border-right="none" fo:background-color="#FF0000"/>
      <style:text-properties fo:color="#FFFFFF" style:font-name="Calibri" style:font-name-asian="Calibri" style:font-name-complex="Calibri" fo:font-size="12pt" style:font-size-asian="12pt" style:font-size-complex="12pt" fo:font-weight="normal" style:font-weight-asian="normal" style:font-weight-complex="normal"/>
    </style:style>
    <style:style style:name="ce16" style:family="table-cell" style:parent-style-name="Default" style:data-style-name="N30">
      <style:table-cell-properties fo:border-top="thin solid #0000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17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</style:style>
    <style:style style:name="ce18" style:family="table-cell" style:parent-style-name="Default" style:data-style-name="N30">
      <style:table-cell-properties fo:border-top="thin solid #00FF00" fo:border-bottom="thin solid #000000" fo:border-left="none" fo:border-right="none" fo:background-color="#FF0000"/>
    </style:style>
    <style:style style:name="ce19" style:family="table-cell" style:parent-style-name="Default" style:data-style-name="N0">
      <style:table-cell-properties fo:border-top="thin solid #00FF00" fo:border-bottom="thin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FF00" fo:border-bottom="thin solid #000000" fo:border-left="none" fo:border-right="none" fo:background-color="#FF0000"/>
    </style:style>
    <style:style style:name="ce21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  <style:text-properties fo:color="#008000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2pt solid #FFFFFF" fo:border-bottom="2pt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FFFFFF" fo:border-bottom="2pt solid #000000" fo:border-left="none" fo:border-right="none" fo:background-color="#FF0000"/>
    </style:style>
    <style:style style:name="ce24" style:family="table-cell" style:parent-style-name="Default" style:data-style-name="N30">
      <style:table-cell-properties fo:border-top="2pt solid #FFFFFF" fo:border-bottom="2pt solid #000000" fo:border-left="none" fo:border-right="none" fo:background-color="#FF0000"/>
    </style:style>
    <style:style style:name="ce25" style:family="table-cell" style:parent-style-name="Default" style:data-style-name="N30">
      <style:table-cell-properties fo:border-top="2pt solid #000000" fo:border-bottom="thin solid #00FF00" fo:border-left="none" fo:border-right="none" style:vertical-align="automatic" fo:wrap-option="wrap" fo:background-color="#FF0000"/>
      <style:text-properties fo:color="#FF00FF"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2pt solid #000000" fo:border-bottom="thin solid #00FF00" fo:border-left="none" fo:border-right="none" fo:background-color="#FF0000"/>
    </style:style>
    <style:style style:name="ce27" style:family="table-cell" style:parent-style-name="Default" style:data-style-name="N30">
      <style:table-cell-properties fo:border-top="2pt solid #000000" fo:border-bottom="thin solid #00FF00" fo:border-left="none" fo:border-right="none" style:vertical-align="middle" fo:background-color="#FF0000"/>
    </style:style>
    <style:style style:name="ce28" style:family="table-cell" style:parent-style-name="Default" style:data-style-name="N0">
      <style:table-cell-properties fo:border-top="thin solid #00FF00" fo:border-bottom="2pt solid #0000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FF00" fo:border-bottom="2pt solid #000000" fo:border-left="none" fo:border-right="none" fo:background-color="#FF0000"/>
    </style:style>
    <style:style style:name="ce30" style:family="table-cell" style:parent-style-name="Default" style:data-style-name="N30">
      <style:table-cell-properties fo:border-top="thin solid #00FF00" fo:border-bottom="2pt solid #000000" fo:border-left="none" fo:border-right="none" fo:background-color="#FF0000"/>
    </style:style>
    <style:style style:name="ce31" style:family="table-cell" style:parent-style-name="Default" style:data-style-name="N30">
      <style:table-cell-properties fo:border-top="2pt solid #0000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thin solid #00FF00" fo:border-bottom="2pt solid #000000" fo:border-left="none" fo:border-right="none" style:vertical-align="automatic" fo:wrap-option="wrap" fo:background-color="#FF0000"/>
      <style:text-properties fo:color="#FF00FF"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thin solid #00FF00" fo:border-bottom="2pt solid #000000" fo:border-left="none" fo:border-right="none" style:vertical-align="middle" fo:background-color="#FF0000"/>
    </style:style>
    <style:style style:name="ce34" style:family="table-cell" style:parent-style-name="Default" style:data-style-name="N30">
      <style:table-cell-properties fo:border-top="2pt solid #000000" fo:border-bottom="thin solid #00FF00" fo:border-left="none" fo:border-right="none" style:vertical-align="automatic" fo:wrap-option="wrap"/>
      <style:text-properties fo:color="#800080"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2pt solid #000000" fo:border-bottom="thin solid #00FF00" fo:border-left="none" fo:border-right="none"/>
      <style:text-properties fo:color="#800080" fo:font-weight="normal" style:font-weight-asian="normal" style:font-weight-complex="normal"/>
    </style:style>
    <style:style style:name="ce36" style:family="table-cell" style:parent-style-name="Default" style:data-style-name="N30">
      <style:table-cell-properties fo:border-top="2pt solid #000000" fo:border-bottom="thin solid #00FF00" fo:border-left="none" fo:border-right="none" style:vertical-align="middle"/>
    </style:style>
    <style:style style:name="ce37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  <style:text-properties fo:font-style="italic" style:font-style-asian="italic" style:font-style-complex="italic"/>
    </style:style>
    <style:style style:name="ce38" style:family="table-cell" style:parent-style-name="Default" style:data-style-name="N30">
      <style:table-cell-properties fo:border-top="thin solid #000000" fo:border-bottom="thin solid #00FF00" fo:border-left="none" fo:border-right="none" fo:background-color="#FF0000"/>
      <style:text-properties fo:color="#FF00FF" fo:font-style="italic" style:font-style-asian="italic" style:font-style-complex="italic"/>
    </style:style>
    <style:style style:name="ce39" style:family="table-cell" style:parent-style-name="Default" style:data-style-name="N0">
      <style:table-cell-properties fo:border-top="2pt solid #FFFFFF" fo:border-bottom="thin solid #800080" fo:border-left="none" fo:border-right="none" fo:background-color="#FF0000"/>
    </style:style>
    <style:style style:name="ce40" style:family="table-cell" style:parent-style-name="Default" style:data-style-name="N30">
      <style:table-cell-properties fo:border-top="2pt solid #FFFFFF" fo:border-bottom="thin solid #00FF00" fo:border-left="none" fo:border-right="none" fo:background-color="#FF0000"/>
      <style:text-properties fo:color="#800080"/>
    </style:style>
    <style:style style:name="ce41" style:family="table-cell" style:parent-style-name="Default" style:data-style-name="N0">
      <style:table-cell-properties fo:border-top="thin solid #00FF00" fo:border-bottom="thin solid #00FF00" fo:border-left="none" fo:border-right="thin solid #00FF00" fo:background-color="#FF0000"/>
    </style:style>
    <style:style style:name="ce42" style:family="table-cell" style:parent-style-name="Default" style:data-style-name="N30">
      <style:table-cell-properties fo:border-top="thin solid #800080" fo:border-bottom="thin solid #00FF00" fo:border-left="thin solid #00FF00" fo:border-right="none" fo:background-color="#FF0000"/>
    </style:style>
    <style:style style:name="ce43" style:family="table-cell" style:parent-style-name="Default" style:data-style-name="N30">
      <style:table-cell-properties fo:border-top="2pt solid #FFFFFF" fo:border-bottom="thin solid #800080" fo:border-left="none" fo:border-right="none" fo:background-color="#FF0000"/>
      <style:text-properties fo:color="#800080"/>
    </style:style>
    <style:style style:name="ce44" style:family="table-cell" style:parent-style-name="Default" style:data-style-name="N0">
      <style:table-cell-properties fo:border-top="thin solid #00FF00" fo:border-bottom="thin solid #00FF00" fo:border-left="none" fo:border-right="none" fo:background-color="#FF0000"/>
    </style:style>
    <style:style style:name="ce45" style:family="table-cell" style:parent-style-name="Default" style:data-style-name="N30">
      <style:table-cell-properties fo:border-top="thin solid #800080" fo:border-bottom="thin solid #00FF00" fo:border-left="none" fo:border-right="none"/>
    </style:style>
    <style:style style:name="ce46" style:family="table-cell" style:parent-style-name="Default" style:data-style-name="N30">
      <style:table-cell-properties fo:border-top="thin solid #800080" fo:border-bottom="thin solid #00FF00" fo:border-left="none" fo:border-right="thin solid #00FF00"/>
    </style:style>
    <style:style style:name="ce47" style:family="table-cell" style:parent-style-name="Default" style:data-style-name="N30">
      <style:table-cell-properties fo:border-top="thin solid #00FF00" fo:border-bottom="none" fo:border-left="none" fo:border-right="none" fo:background-color="#FF0000"/>
    </style:style>
    <style:style style:name="ce48" style:family="table-cell" style:parent-style-name="Default" style:data-style-name="N0">
      <style:table-cell-properties fo:border-top="thin solid #00FF00" fo:border-bottom="none" fo:border-left="none" fo:border-right="none" fo:background-color="#FF0000"/>
    </style:style>
    <style:style style:name="ce49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00FF"/>
    </style:style>
    <style:style style:name="ce50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</style:style>
    <style:style style:name="ce51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FFFF00" fo:font-style="italic" style:font-style-asian="italic" style:font-style-complex="italic"/>
    </style:style>
    <style:style style:name="ce52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FF00FF" fo:font-style="italic" style:font-style-asian="italic" style:font-style-complex="italic"/>
    </style:style>
    <style:style style:name="ce53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FFFF" fo:font-style="italic" style:font-style-asian="italic" style:font-style-complex="italic"/>
    </style:style>
    <style:style style:name="ce54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800000" fo:font-style="italic" style:font-style-asian="italic" style:font-style-complex="italic"/>
    </style:style>
    <style:style style:name="ce55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fo:color="#800000" fo:font-style="italic" style:font-style-asian="italic" style:font-style-complex="italic"/>
    </style:style>
    <style:style style:name="ce56" style:family="table-cell" style:parent-style-name="Default" style:data-style-name="N30">
      <style:table-cell-properties fo:border-top="thin solid #00FF00" fo:border-bottom="2pt solid #FFFFFF" fo:border-left="none" fo:border-right="none" style:vertical-align="automatic" fo:background-color="#FF0000"/>
      <style:text-properties style:font-name="Calibri" style:font-name-asian="Calibri" style:font-name-complex="Calibri" fo:font-size="20pt" style:font-size-asian="20pt" style:font-size-complex="20pt"/>
    </style:style>
    <style:style style:name="ce57" style:family="table-cell" style:parent-style-name="Default" style:data-style-name="N0">
      <style:table-cell-properties fo:border-top="thin solid #00FF00" fo:border-bottom="2pt solid #FFFFFF" fo:border-left="none" fo:border-right="none" style:vertical-align="automatic" fo:background-color="#FF0000"/>
      <style:text-properties style:font-name="Calibri" style:font-name-asian="Calibri" style:font-name-complex="Calibri" fo:font-size="20pt" style:font-size-asian="20pt" style:font-size-complex="20pt"/>
    </style:style>
    <style:style style:name="ce58" style:family="table-cell" style:parent-style-name="Default" style:data-style-name="N0">
      <style:table-cell-properties fo:border-top="thin solid #00FF00" fo:border-bottom="2pt solid #FFFFFF" fo:border-left="none" fo:border-right="none" style:vertical-align="automatic" fo:background-color="#FF0000"/>
    </style:style>
    <style:style style:name="ce59" style:family="table-cell" style:parent-style-name="Default" style:data-style-name="N30">
      <style:table-cell-properties fo:border-top="thin solid #00FF00" fo:border-bottom="thick solid #FFFFFF" fo:border-left="none" fo:border-right="none" style:vertical-align="automatic" fo:background-color="#FF0000"/>
      <style:text-properties style:font-name="Calibri" style:font-name-asian="Calibri" style:font-name-complex="Calibri" fo:font-size="20pt" style:font-size-asian="20pt" style:font-size-complex="20pt"/>
    </style:style>
    <style:style style:name="ce60" style:family="table-cell" style:parent-style-name="Default" style:data-style-name="N0">
      <style:table-cell-properties fo:border-top="thin solid #00FF00" fo:border-bottom="thick solid #FFFFFF" fo:border-left="none" fo:border-right="none" style:vertical-align="automatic" fo:background-color="#FF0000"/>
    </style:style>
    <style:style style:name="ce61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fo:color="#000080"/>
    </style:style>
    <style:style style:name="ce62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8000" fo:font-style="italic" style:font-style-asian="italic" style:font-style-complex="italic"/>
    </style:style>
    <style:style style:name="ce63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color="#000080"/>
    </style:style>
    <style:style style:name="ce64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fo:color="#008000" fo:font-style="italic" style:font-style-asian="italic" style:font-style-complex="italic"/>
    </style:style>
    <style:style style:name="ce65" style:family="table-cell" style:parent-style-name="Default" style:data-style-name="N30">
      <style:table-cell-properties fo:border-top="thin solid #00FF00" fo:border-bottom="thin solid #00FF00" fo:border-left="none" fo:border-right="none" style:vertical-align="automatic" fo:wrap-option="wrap" fo:background-color="#FF0000"/>
    </style:style>
    <style:style style:name="ce66" style:family="table-cell" style:parent-style-name="Default" style:data-style-name="N0">
      <style:table-cell-properties fo:border-top="thin solid #00FF00" fo:border-bottom="thin solid #00FF00" fo:border-left="none" fo:border-right="none" fo:background-color="#FF0000"/>
      <style:text-properties style:font-name="Calibri" style:font-name-asian="Calibri" style:font-name-complex="Calibri" fo:font-size="10pt" style:font-size-asian="10pt" style:font-size-complex="10pt"/>
    </style:style>
    <style:style style:name="ce67" style:family="table-cell" style:parent-style-name="Default" style:data-style-name="N30">
      <style:table-cell-properties fo:border-top="thin solid #00FF00" fo:border-bottom="thin solid #00FF00" fo:border-left="none" fo:border-right="none" style:vertical-align="middle" fo:background-color="#FF0000"/>
    </style:style>
    <style:style style:name="ce68" style:family="table-cell" style:parent-style-name="Default" style:data-style-name="N0">
      <style:table-cell-properties fo:border-top="thin solid #00FF00" fo:border-bottom="thin solid #00FF00" fo:border-left="none" fo:border-right="none" style:vertical-align="automatic" fo:wrap-option="wrap" fo:background-color="#FF0000"/>
    </style:style>
    <style:style style:name="ce69" style:family="table-cell" style:parent-style-name="Default" style:data-style-name="N0">
      <style:table-cell-properties fo:border-top="thin solid #00FF00" fo:border-bottom="thin solid #00FF00" fo:border-left="none" fo:border-right="none" style:vertical-align="middle" fo:background-color="#FF0000"/>
    </style:style>
    <style:style style:name="ce70" style:family="table-cell" style:parent-style-name="Default" style:data-style-name="N30">
      <style:table-cell-properties fo:border-top="thin solid #00FF00" fo:border-bottom="2pt solid #FFFFFF" fo:border-left="none" fo:border-right="none" style:vertical-align="automatic" fo:background-color="#FF0000"/>
      <style:text-properties style:font-name="Calibri" style:font-name-asian="Calibri" style:font-name-complex="Calibri" fo:font-size="14pt" style:font-size-asian="14pt" style:font-size-complex="14pt"/>
    </style:style>
    <style:style style:name="ce71" style:family="table-cell" style:parent-style-name="Default" style:data-style-name="N30">
      <style:table-cell-properties fo:border-top="thin solid #00FF00" fo:border-bottom="thin solid #00FF00" fo:border-left="none" fo:border-right="none" style:vertical-align="middle" fo:wrap-option="wrap" fo:background-color="#FF0000"/>
    </style:style>
    <style:style style:name="ce72" style:family="table-cell" style:parent-style-name="Default" style:data-style-name="N30">
      <style:table-cell-properties fo:border-top="thin solid #00FF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73" style:family="table-cell" style:parent-style-name="Default" style:data-style-name="N0">
      <style:table-cell-properties fo:border-top="thin solid #00FF00" fo:border-bottom="thin solid #00FF00" fo:border-left="none" fo:border-right="none" style:vertical-align="automatic" fo:wrap-option="wrap" fo:background-color="#FF0000"/>
      <style:text-properties fo:color="#808000" fo:font-style="italic" style:font-style-asian="italic" style:font-style-complex="italic"/>
    </style:style>
    <style:style style:name="ce74" style:family="table-cell" style:parent-style-name="Default" style:data-style-name="N0">
      <style:table-cell-properties fo:border-top="thin solid #00FF00" fo:border-bottom="thin solid #00FF00" fo:border-left="none" fo:border-right="none" style:vertical-align="middle" fo:wrap-option="wrap" fo:background-color="#FF0000"/>
    </style:style>
    <style:style style:name="ce75" style:family="table-cell" style:parent-style-name="Default" style:data-style-name="N30">
      <style:table-cell-properties fo:border-top="thin solid #00FF00" fo:border-bottom="thin solid #00FF00" fo:border-left="none" fo:border-right="none" fo:background-color="#FF0000"/>
      <style:text-properties fo:font-style="italic" style:font-style-asian="italic" style:font-style-complex="italic"/>
    </style:style>
    <style:style style:name="ce76" style:family="table-cell" style:parent-style-name="Default" style:data-style-name="N30">
      <style:table-cell-properties fo:border-top="thin solid #00FF00" fo:border-bottom="thin solid #00FF00" fo:border-left="none" fo:border-right="none" style:vertical-align="automatic" fo:background-color="#FF0000" style:repeat-content="false"/>
      <style:paragraph-properties fo:text-align="center"/>
      <style:text-properties fo:color="#FFFFFF" fo:font-weight="normal" style:font-weight-asian="normal" style:font-weight-complex="normal"/>
    </style:style>
    <style:style style:name="ce77" style:family="table-cell" style:parent-style-name="Default" style:data-style-name="N0">
      <style:table-cell-properties fo:border-top="thin solid #800080" fo:border-bottom="thin solid #00FF00" fo:border-left="none" fo:border-right="none" fo:background-color="#FF0000"/>
    </style:style>
    <style:style style:name="ce78" style:family="table-cell" style:parent-style-name="Default" style:data-style-name="N0">
      <style:table-cell-properties fo:border-top="thin solid #800080" fo:border-bottom="thin solid #00FF00" fo:border-left="none" fo:border-right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FFFF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8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800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00008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8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8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FFF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8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800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FFFFFF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FFFFFF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808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FFFFFF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FF00FF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FF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008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C0C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8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808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FF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13.28208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3.7847916666667cm"/>
    </style:style>
    <style:style style:name="co6" style:family="table-column">
      <style:table-column-properties fo:break-before="auto" style:column-width="3.01625cm"/>
    </style:style>
    <style:style style:name="ro1" style:family="table-row">
      <style:table-row-properties style:row-height="30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23.65pt" style:use-optimal-row-height="false" fo:break-before="auto"/>
    </style:style>
    <style:style style:name="ro5" style:family="table-row">
      <style:table-row-properties style:row-height="18.4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39.95pt" style:use-optimal-row-height="false" fo:break-before="auto"/>
    </style:style>
    <style:style style:name="ro8" style:family="table-row">
      <style:table-row-properties style:row-height="26.1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12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IT Keyboard Shortcut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office:value-type="string" table:style-name="ce49">
            <text:p>red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Critical ac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1">
            <text:p>OR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Indicates alternate equiverlent op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2">
            <text:p>req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Required user detirmined op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3">
            <text:p>opt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Optional user detirmined options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4">
            <text:p>orig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Conventional naming of option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git help</text:p>
          </table:table-cell>
          <table:table-cell table:number-columns-repeated="2" table:style-name="ce5"/>
          <table:table-cell office:value-type="string" table:style-name="ce6">
            <text:p><text:span text:style-name="T6">Git<text:s/></text:span>help<text:span text:style-name="T6"><text:s/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help<text:s/></text:span><text:span text:style-name="T8">command</text:span></text:p>
          </table:table-cell>
          <table:table-cell table:number-columns-repeated="2" table:style-name="ce44"/>
          <table:table-cell office:value-type="string" table:style-name="ce50">
            <text:p><text:span text:style-name="T6">Git help individual<text:s/></text:span>command<text:span text:style-name="T6"><text:s/>listing</text:span></text:p>
          </table:table-cell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59">
            <text:p>macOS Instal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7"/>
          <table:table-cell table:number-columns-repeated="5" table:style-name="ce8"/>
          <table:table-cell table:number-columns-repeated="16378"/>
        </table:table-row>
        <table:table-row table:style-name="ro5">
          <table:table-cell table:style-name="ce61"/>
          <table:table-cell table:style-name="ce44"/>
          <table:table-cell office:value-type="string" table:style-name="ce9">
            <text:p>Using Package Managers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Homebrew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3">
            <text:p>brew install git</text:p>
          </table:table-cell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number-columns-repeated="4" table:style-name="ce4"/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Macports</text:p>
          </table:table-cell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office:value-type="string" table:style-name="ce13">
            <text:p>sudo port install git</text:p>
          </table:table-cell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5">
          <table:table-cell table:style-name="ce55"/>
          <table:table-cell table:style-name="ce44"/>
          <table:table-cell office:value-type="string" table:style-name="ce9">
            <text:p>Stand Alone Installer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Download</text:p>
          </table:table-cell>
          <table:table-cell table:number-columns-repeated="16378"/>
        </table:table-row>
        <table:table-row table:style-name="ro2">
          <table:table-cell table:style-name="ce55"/>
          <table:table-cell table:style-name="ce44"/>
          <table:table-cell office:value-type="string" table:style-name="ce16">
            <text:p><text:a xlink:href="https://sourceforge.net/projects/git-osx-installer/">sourceforge.net/projects/git-osx-installer</text:a></text:p>
          </table:table-cell>
          <table:table-cell table:number-columns-repeated="2" table:style-name="ce14"/>
          <table:table-cell office:value-type="string" table:style-name="ce17">
            <text:p>Recommended by Git</text:p>
          </table:table-cell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config --system<text:s/></text:span><text:span text:style-name="T11">required option</text:span></text:p>
          </table:table-cell>
          <table:table-cell office:value-type="string" table:style-name="ce6">
            <text:p>=</text:p>
          </table:table-cell>
          <table:table-cell office:value-type="string" table:style-name="ce6">
            <text:p>[s]</text:p>
          </table:table-cell>
          <table:table-cell office:value-type="string" table:style-name="ce6">
            <text:p>System<text:span text:style-name="T6"><text:s/>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onfig --global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g]</text:p>
          </table:table-cell>
          <table:table-cell office:value-type="string" table:style-name="ce50">
            <text:p>User<text:span text:style-name="T6"><text:s/>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config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]</text:p>
          </table:table-cell>
          <table:table-cell office:value-type="string" table:style-name="ce18">
            <text:p>Project<text:span text:style-name="T6"><text:s/>level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g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core.excludesfile ~/.gitignore</text:p>
          </table:table-cell>
          <table:table-cell table:number-columns-repeated="2" table:style-name="ce14"/>
          <table:table-cell office:value-type="string" table:style-name="ce17">
            <text:p><text:span text:style-name="T6">Set a user-level<text:s/></text:span>.gitignore<text:span text:style-name="T6"><text:s/>fil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g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user.name "</text:span><text:span text:style-name="T8">username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<text:s/></text:span><text:span text:style-name="T3">username</text:span><text:span text:style-name="T6"><text:s/>(requir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g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user.email "</text:span><text:span text:style-name="T8">someone@somewhere.com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n<text:s/></text:span>email<text:span text:style-name="T6"><text:s/>address (requir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1">string string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n alternate term (</text:span><text:span text:style-name="T3">string</text:span><text:span text:style-name="T6">) for a git option (</text:span><text:span text:style-name="T3">string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1">string<text:s/></text:span><text:span text:style-name="T12">"</text:span><text:span text:style-name="T11">string</text:span><text:span text:style-name="T12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an alternate term (</text:span><text:span text:style-name="T3">string</text:span><text:span text:style-name="T6">) for a command (</text:span><text:span text:style-name="T3">string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3">praise</text:span><text:span text:style-name="T7"><text:s/>blame</text:span></text:p>
          </table:table-cell>
          <table:table-cell table:number-columns-repeated="2" table:style-name="ce44"/>
          <table:table-cell office:value-type="string" table:style-name="ce50">
            <text:p><text:span text:style-name="T6">Define the alternate term<text:s/></text:span><text:span text:style-name="T5">praise</text:span><text:span text:style-name="T6"><text:s/>for the option<text:s/></text:span>blam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3">dcw</text:span><text:span text:style-name="T7"><text:s/>“diff —-colored-words”</text:span></text:p>
          </table:table-cell>
          <table:table-cell table:number-columns-repeated="2" table:style-name="ce44"/>
          <table:table-cell office:value-type="string" table:style-name="ce50">
            <text:p><text:span text:style-name="T6">Define the term<text:s/></text:span><text:span text:style-name="T14">dcw</text:span><text:span text:style-name="T6"><text:s/>for<text:s/></text:span><text:span text:style-name="T13">diff<text:s/></text:span><text:span text:style-name="T6">with</text:span><text:span text:style-name="T13"><text:s/></text:span><text:span text:style-name="T14">colored word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lias.</text:span><text:span text:style-name="T13">logx</text:span><text:span text:style-name="T7"><text:s/>“log --graph --all --oneline --decorate”</text:span></text:p>
          </table:table-cell>
          <table:table-cell table:number-columns-repeated="2" table:style-name="ce44"/>
          <table:table-cell office:value-type="string" table:style-name="ce50">
            <text:p><text:span text:style-name="T6">Define the term<text:s/></text:span><text:span text:style-name="T14">logx</text:span><text:span text:style-name="T6"><text:s/>for<text:s/></text:span><text:span text:style-name="T13">log<text:s/></text:span><text:span text:style-name="T6">with</text:span><text:span text:style-name="T13"><text:s/></text:span><text:span text:style-name="T14">graph all oneline decorat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color.ui<text:s/></text:span><text:span text:style-name="T8">true</text:span></text:p>
          </table:table-cell>
          <table:table-cell table:number-columns-repeated="2" table:style-name="ce44"/>
          <table:table-cell office:value-type="string" table:style-name="ce50">
            <text:p><text:span text:style-name="T6">Set use of<text:s/></text:span>colours<text:span text:style-name="T6"><text:s/>in 'status' and 'diff' command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fetch.prune<text:s/></text:span><text:span text:style-name="T8">true</text:span></text:p>
          </table:table-cell>
          <table:table-cell table:number-columns-repeated="2" table:style-name="ce44"/>
          <table:table-cell office:value-type="string" table:style-name="ce50">
            <text:p><text:span text:style-name="T6">Alters the default and prunes<text:s/></text:span>orphan<text:span text:style-name="T6"><text:s/>branches when fetchin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init.defaultBranch<text:s/></text:span><text:span text:style-name="T13">main</text:span></text:p>
          </table:table-cell>
          <table:table-cell table:number-columns-repeated="2" table:style-name="ce44"/>
          <table:table-cell office:value-type="string" table:style-name="ce50">
            <text:p><text:span text:style-name="T6">Sets initial default<text:s/></text:span><text:span text:style-name="T5">main</text:span><text:span text:style-name="T6"><text:s/>branch name (recommend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list</text:p>
          </table:table-cell>
          <table:table-cell table:number-columns-repeated="2" table:style-name="ce44"/>
          <table:table-cell office:value-type="string" table:style-name="ce50">
            <text:p><text:span text:style-name="T6">List recorded<text:s/></text:span>configuration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setting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individual<text:span text:style-name="T6"><text:s/>configuration settin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core.editor "</text:span><text:span text:style-name="T8">editor --wait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efine default<text:s/></text:span>editor<text:span text:style-name="T6"><text:s/>and open when editor is required (recommended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ore.editor "code --wait"</text:span></text:p>
          </table:table-cell>
          <table:table-cell table:number-columns-repeated="2" table:style-name="ce44"/>
          <table:table-cell office:value-type="string" table:style-name="ce50">
            <text:p><text:span text:style-name="T6">Set<text:s/></text:span>visual studio code<text:span text:style-name="T6"><text:s/>as default editor + below</text:span></text:p>
          </table:table-cell>
          <table:table-cell table:number-columns-repeated="16378"/>
        </table:table-row>
        <table:table-row table:style-name="ro2">
          <table:table-cell office:value-type="string" table:style-name="ce63">
            <text:p><text:span text:style-name="T15">⌘⇧</text:span><text:span text:style-name="T16">P</text:span>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Shell Command: Install 'code' command in PATH</text:p>
          </table:table-cell>
          <table:table-cell table:number-columns-repeated="2" table:style-name="ce44"/>
          <table:table-cell office:value-type="string" table:style-name="ce50">
            <text:p><text:span text:style-name="T6">Sets command PATH in<text:s/></text:span>visual studio code</text:p>
          </table:table-cell>
          <table:table-cell table:number-columns-repeated="16378"/>
        </table:table-row>
        <table:table-row table:style-name="ro2">
          <table:table-cell table:style-name="ce61"/>
          <table:table-cell table:number-columns-repeated="5" table:style-name="ce4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9"/>
          <table:table-cell table:number-columns-repeated="2" table:style-name="ce20"/>
          <table:table-cell office:value-type="string" table:style-name="ce18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7">
            <text:p>echo $0</text:p>
          </table:table-cell>
          <table:table-cell table:number-columns-repeated="2" table:style-name="ce14"/>
          <table:table-cell office:value-type="string" table:style-name="ce17">
            <text:p><text:span text:style-name="T6">States what<text:s/></text:span>shell<text:span text:style-name="T6"><text:s/>is being used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4"/>
          <table:table-cell table:number-columns-repeated="3" table:style-name="ce44"/>
          <table:table-cell table:number-columns-repeated="16378"/>
        </table:table-row>
        <table:table-row table:style-name="ro6">
          <table:table-cell table:style-name="ce61"/>
          <table:table-cell table:style-name="ce44"/>
          <table:table-cell office:value-type="string" table:style-name="ce9">
            <text:p>Git Auto-Completion for macOS and Linux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Auto-completion for Zsh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21">
            <text:p>.zshrc</text:p>
          </table:table-cell>
          <table:table-cell table:number-columns-repeated="2" table:style-name="ce14"/>
          <table:table-cell office:value-type="string" table:style-name="ce17">
            <text:p><text:span text:style-name="T6">Name of file to be edited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autoload -Uz compinit &amp;&amp; compinit</text:p>
          </table:table-cell>
          <table:table-cell table:number-columns-repeated="2" table:style-name="ce44"/>
          <table:table-cell office:value-type="string" table:style-name="ce50">
            <text:p><text:span text:style-name="T6">Include the this code in<text:s/></text:span><text:span text:style-name="T3">.zshrc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6"/>
          <table:table-cell table:number-columns-repeated="3" table:style-name="ce4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9"/>
          <table:table-cell table:number-columns-repeated="2" table:style-name="ce20"/>
          <table:table-cell office:value-type="string" table:style-name="ce18">
            <text:p>Auto-completion for Bash (older macOS)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6">
            <text:p><text:a xlink:href="https://github.com/git/git/tree/master/contrib/completion"><text:span text:style-name="T17">github.com/git/git/tree/master/contrib/completion</text:span></text:a></text:p>
          </table:table-cell>
          <table:table-cell table:number-columns-repeated="2" table:style-name="ce14"/>
          <table:table-cell office:value-type="string" table:style-name="ce17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.git-completion-bash</text:p>
          </table:table-cell>
          <table:table-cell table:number-columns-repeated="2" table:style-name="ce44"/>
          <table:table-cell office:value-type="string" table:style-name="ce50">
            <text:p><text:span text:style-name="T6">Name of file for saving to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.bash_profile</text:p>
          </table:table-cell>
          <table:table-cell table:number-columns-repeated="2" table:style-name="ce44"/>
          <table:table-cell office:value-type="string" table:style-name="ce50">
            <text:p>Name of file to be edited ~/ (user directory)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44"/>
          <table:table-cell office:value-type="string" table:style-name="ce67">
            <text:p><text:span text:style-name="T6">Include the following code in<text:s/></text:span><text:span text:style-name="T3">.bash_profile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8"/>
          <table:table-cell table:number-columns-repeated="2" table:style-name="ce44"/>
          <table:table-cell table:style-name="ce69"/>
          <table:table-cell table:number-columns-repeated="16378"/>
        </table:table-row>
        <table:table-row table:style-name="ro6">
          <table:table-cell table:style-name="ce61"/>
          <table:table-cell table:style-name="ce44"/>
          <table:table-cell office:value-type="string" table:number-columns-spanned="2" table:number-rows-spanned="1" table:style-name="ce70">
            <text:p>Git Branch Indentification for macOS and Linux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10"/>
          <table:table-cell table:number-columns-repeated="2" table:style-name="ce11"/>
          <table:table-cell office:value-type="string" table:style-name="ce12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16">
            <text:p><text:a xlink:href="https://github.com/git/git/tree/master/contrib/completion"><text:span text:style-name="T17">github.com/git/git/tree/master/contrib/completion</text:span></text:a></text:p>
          </table:table-cell>
          <table:table-cell table:number-columns-repeated="2" table:style-name="ce14"/>
          <table:table-cell office:value-type="string" table:style-name="ce17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.git-prompt-sh</text:p>
          </table:table-cell>
          <table:table-cell table:number-columns-repeated="2" table:style-name="ce44"/>
          <table:table-cell office:value-type="string" table:style-name="ce50">
            <text:p><text:span text:style-name="T6">Name of file for saving to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2">
            <text:p><text:span text:style-name="T8">.zshrc</text:span><text:span text:style-name="T8"><text:s/></text:span><text:span text:style-name="T18">OR</text:span><text:span text:style-name="T8"><text:s/></text:span><text:span text:style-name="T8">.bash_profile</text:span></text:p>
          </table:table-cell>
          <table:table-cell table:number-columns-repeated="2" table:style-name="ce44"/>
          <table:table-cell office:value-type="string" table:style-name="ce50">
            <text:p><text:span text:style-name="T6">Name of file to be edited (or create) to<text:s/></text:span><text:span text:style-name="T3">~/</text:span><text:span text:style-name="T6"><text:s/>(user directory)</text:span></text:p>
          </table:table-cell>
          <table:table-cell table:number-columns-repeated="16378"/>
        </table:table-row>
        <table:table-row table:style-name="ro7">
          <table:table-cell table:style-name="ce61"/>
          <table:table-cell table:style-name="ce44"/>
          <table:table-cell office:value-type="string" table:style-name="ce65">
            <text:p>source ~/.git-prompt.sh</text:p>
            <text:p/>
            <text:p>precmd () { __git_ps1 "%n" ":%c$ " "|%s" }</text:p>
          </table:table-cell>
          <table:table-cell table:number-columns-repeated="2" table:style-name="ce44"/>
          <table:table-cell office:value-type="string" table:style-name="ce67">
            <text:p><text:span text:style-name="T6">For<text:s/></text:span>Zsh<text:span text:style-name="T6"><text:s/>include this code in .zshrc</text:span></text:p>
          </table:table-cell>
          <table:table-cell table:number-columns-repeated="16378"/>
        </table:table-row>
        <table:table-row table:style-name="ro7">
          <table:table-cell table:style-name="ce61"/>
          <table:table-cell table:style-name="ce44"/>
          <table:table-cell office:value-type="string" table:style-name="ce65">
            <text:p>source ~/.git-prompt.sh</text:p>
            <text:p/>
            <text:p>PROMPT_COMMAND='__git_ps1 "\u@\h:\w" "\\\$ "'</text:p>
          </table:table-cell>
          <table:table-cell table:number-columns-repeated="2" table:style-name="ce44"/>
          <table:table-cell office:value-type="string" table:style-name="ce67">
            <text:p><text:span text:style-name="T6">For<text:s/></text:span>Bash<text:span text:style-name="T6"><text:s/>include this code in .bash_profile</text:span>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68"/>
          <table:table-cell table:number-columns-repeated="2" table:style-name="ce44"/>
          <table:table-cell table:style-name="ce69"/>
          <table:table-cell table:number-columns-repeated="16378"/>
        </table:table-row>
        <table:table-row table:style-name="ro6">
          <table:table-cell table:style-name="ce61"/>
          <table:table-cell table:style-name="ce44"/>
          <table:table-cell office:value-type="string" table:style-name="ce9">
            <text:p>Repo Connection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22"/>
          <table:table-cell table:number-columns-repeated="2" table:style-name="ce23"/>
          <table:table-cell office:value-type="string" table:style-name="ce24">
            <text:p>GitHub</text:p>
          </table:table-cell>
          <table:table-cell table:number-columns-repeated="16378"/>
        </table:table-row>
        <table:table-row table:style-name="ro3">
          <table:table-cell table:style-name="ce61"/>
          <table:table-cell table:style-name="ce44"/>
          <table:table-cell office:value-type="string" table:style-name="ce25">
            <text:p><text:a xlink:href="https://docs.github.com/en/get-started/getting-started-with-git/caching-your-github-credentials-in-git"><text:span text:style-name="T11">docs.github.com/en/get-started/getting-started-with-git/caching-your-github-credentials-in-git</text:span></text:a></text:p>
          </table:table-cell>
          <table:table-cell table:number-columns-repeated="2" table:style-name="ce26"/>
          <table:table-cell office:value-type="string" table:style-name="ce2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brew tap microsoft/git</text:p>
          </table:table-cell>
          <table:table-cell table:number-columns-repeated="2" table:style-name="ce44"/>
          <table:table-cell office:value-type="string" table:style-name="ce67">
            <text:p>Pulls down the GCM files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office:value-type="string" table:style-name="ce65">
            <text:p>brew install --cask git-credential-manager-core</text:p>
          </table:table-cell>
          <table:table-cell table:number-columns-repeated="2" table:style-name="ce44"/>
          <table:table-cell office:value-type="string" table:style-name="ce67">
            <text:p>Installs the GCM (an administrator's password is required)</text:p>
          </table:table-cell>
          <table:table-cell table:number-columns-repeated="16378"/>
        </table:table-row>
        <table:table-row table:style-name="ro8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7">
          <table:table-cell table:style-name="ce61"/>
          <table:table-cell table:style-name="ce44"/>
          <table:table-cell office:value-type="string" table:style-name="ce72">
            <text:p><text:a xlink:href="https://docs.github.com/en/authentication/keeping-your-account-and-data-secure/creating-a-personal-access-token"><text:span text:style-name="T17">docs.github.com/en/authentication/keeping-your-account-and-data-secure/creating-a-personal-access-token</text:span></text:a></text:p>
          </table:table-cell>
          <table:table-cell table:number-columns-repeated="2" table:style-name="ce44"/>
          <table:table-cell office:value-type="string" table:style-name="ce6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73"/>
          <table:table-cell table:number-columns-repeated="2" table:style-name="ce44"/>
          <table:table-cell table:style-name="ce69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28"/>
          <table:table-cell table:number-columns-repeated="2" table:style-name="ce29"/>
          <table:table-cell office:value-type="string" table:style-name="ce30">
            <text:p>GitLab</text:p>
          </table:table-cell>
          <table:table-cell table:number-columns-repeated="16378"/>
        </table:table-row>
        <table:table-row table:style-name="ro9">
          <table:table-cell table:style-name="ce61"/>
          <table:table-cell table:style-name="ce44"/>
          <table:table-cell office:value-type="string" table:style-name="ce31">
            <text:p><text:a xlink:href="https://docs.gitlab.com/ee/user/profile/personal_access_tokens.html"><text:span text:style-name="T17">docs.gitlab.com/ee/user/profile/personal_access_tokens.html#create-a-personal-access-token</text:span></text:a></text:p>
          </table:table-cell>
          <table:table-cell table:number-columns-repeated="2" table:style-name="ce26"/>
          <table:table-cell office:value-type="string" table:style-name="ce27">
            <text:p>Instructions to create a Personal Access Token (PAT) on gitlab.com</text:p>
          </table:table-cell>
          <table:table-cell table:number-columns-repeated="16378"/>
        </table:table-row>
        <table:table-row table:style-name="ro8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10">
          <table:table-cell table:style-name="ce61"/>
          <table:table-cell table:style-name="ce44"/>
          <table:table-cell office:value-type="string" table:style-name="ce71">
            <text:p><text:span text:style-name="T7">[remote “origin”]</text:span></text:p>
            <text:p><text:span text:style-name="T7"><text:s text:c="4"/>url = https://</text:span><text:span text:style-name="T8">oauth2:personal-access-token@gitlab.com</text:span><text:span text:style-name="T19">/</text:span><text:span text:style-name="T7">group/sub-group/project-name.git</text:span></text:p>
          </table:table-cell>
          <table:table-cell table:number-columns-repeated="2" table:style-name="ce44"/>
          <table:table-cell office:value-type="string" table:style-name="ce71">
            <text:p>If an existing PAT was revoked and you are trying to connect to an existing project, go to the .git/config file and add the PAT to the URL path.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74"/>
          <table:table-cell table:number-columns-repeated="2" table:style-name="ce44"/>
          <table:table-cell table:style-name="ce74"/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28"/>
          <table:table-cell table:number-columns-repeated="2" table:style-name="ce29"/>
          <table:table-cell office:value-type="string" table:style-name="ce30">
            <text:p>Bitbucket</text:p>
          </table:table-cell>
          <table:table-cell table:number-columns-repeated="16378"/>
        </table:table-row>
        <table:table-row table:style-name="ro3">
          <table:table-cell table:style-name="ce61"/>
          <table:table-cell table:style-name="ce44"/>
          <table:table-cell office:value-type="string" table:style-name="ce25">
            <text:p><text:a xlink:href="https://support.atlassian.com/bitbucket-cloud/docs/app-passwords/"><text:span text:style-name="T11">support.atlassian.com/bitbucket-cloud/docs/app-passwords</text:span></text:a></text:p>
          </table:table-cell>
          <table:table-cell table:number-columns-repeated="2" table:style-name="ce26"/>
          <table:table-cell office:value-type="string" table:style-name="ce27">
            <text:p>Instructions to create an App Password (AP)</text:p>
          </table:table-cell>
          <table:table-cell table:number-columns-repeated="16378"/>
        </table:table-row>
        <table:table-row table:style-name="ro11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32"/>
          <table:table-cell table:number-columns-repeated="2" table:style-name="ce29"/>
          <table:table-cell table:style-name="ce33"/>
          <table:table-cell table:number-columns-repeated="16378"/>
        </table:table-row>
        <table:table-row table:style-name="ro9">
          <table:table-cell table:style-name="ce61"/>
          <table:table-cell table:style-name="ce44"/>
          <table:table-cell office:value-type="string" table:style-name="ce34">
            <text:p><text:a xlink:href="https://support.atlassian.com/bitbucket-cloud/docs/set-up-personal-ssh-keys-on-macos/#Add-your-key-to-the-SSH-agent"><text:span text:style-name="T8">support.atlassian.com/bitbucket-cloud/docs/set-up-personal-ssh-keys-on-macos/#Add-your-key-to-the-SSH-agent</text:span></text:a></text:p>
          </table:table-cell>
          <table:table-cell table:number-columns-repeated="2" table:style-name="ce35"/>
          <table:table-cell office:value-type="string" table:style-name="ce36">
            <text:p>Instructions to setup and connect via SSH</text:p>
          </table:table-cell>
          <table:table-cell table:number-columns-repeated="16378"/>
        </table:table-row>
        <table:table-row table:style-name="ro10">
          <table:table-cell table:style-name="ce61"/>
          <table:table-cell table:style-name="ce44"/>
          <table:table-cell office:value-type="string" table:style-name="ce65">
            <text:p># Starts the ssh agent.</text:p>
            <text:p/>
            <text:p>eval $(ssh-agent)</text:p>
          </table:table-cell>
          <table:table-cell table:number-columns-repeated="2" table:style-name="ce44"/>
          <table:table-cell office:value-type="string" table:style-name="ce67">
            <text:p><text:span text:style-name="T6">For<text:s/></text:span>Zsh<text:span text:style-name="T6"><text:s/>include this code in<text:s/></text:span><text:span text:style-name="T14">.zshrc</text:span></text:p>
          </table:table-cell>
          <table:table-cell table:number-columns-repeated="16378"/>
        </table:table-row>
        <table:table-row table:style-name="ro10">
          <table:table-cell table:style-name="ce61"/>
          <table:table-cell table:style-name="ce44"/>
          <table:table-cell office:value-type="string" table:style-name="ce65">
            <text:p>Host bitbucket.org</text:p>
            <text:p><text:s text:c="2"/>AddKeysToAgent yes</text:p>
            <text:p><text:s text:c="2"/>IdentityFile ~/.ssh/id_rsa_bitbucket</text:p>
          </table:table-cell>
          <table:table-cell table:number-columns-repeated="2" table:style-name="ce44"/>
          <table:table-cell office:value-type="string" table:style-name="ce67">
            <text:p><text:span text:style-name="T6">Include this code in<text:s/></text:span><text:span text:style-name="T14">.ssh/config</text:span></text:p>
          </table:table-cell>
          <table:table-cell table:number-columns-repeated="16378"/>
        </table:table-row>
        <table:table-row table:style-name="ro8">
          <table:table-cell table:style-name="ce61"/>
          <table:table-cell table:style-name="ce44"/>
          <table:table-cell office:value-type="string" table:style-name="ce71">
            <text:p><text:span text:style-name="T7">git clone<text:s/></text:span><text:span text:style-name="T11">remote_url</text:span></text:p>
          </table:table-cell>
          <table:table-cell table:number-columns-repeated="2" table:style-name="ce44"/>
          <table:table-cell office:value-type="string" table:style-name="ce71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61"/>
          <table:table-cell table:style-name="ce44"/>
          <table:table-cell table:style-name="ce74"/>
          <table:table-cell table:number-columns-repeated="2" table:style-name="ce44"/>
          <table:table-cell table:style-name="ce7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 Lin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ls</text:p>
          </table:table-cell>
          <table:table-cell table:number-columns-repeated="2" table:style-name="ce5"/>
          <table:table-cell office:value-type="string" table:style-name="ce6">
            <text:p>List<text:span text:style-name="T6"><text:s/>files of current directory excluding hidden files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dir</text:p>
          </table:table-cell>
          <table:table-cell table:number-columns-repeated="2" table:style-name="ce44"/>
          <table:table-cell office:value-type="string" table:style-name="ce50">
            <text:p>List<text:span text:style-name="T6"><text:s/>files of current directory excluding hidden files 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s (-la<text:s/></text:span><text:span text:style-name="T18">OR</text:span><text:span text:style-name="T7"><text:s/>-a)</text:span></text:p>
          </table:table-cell>
          <table:table-cell table:number-columns-repeated="2" table:style-name="ce44"/>
          <table:table-cell office:value-type="string" table:style-name="ce50">
            <text:p><text:span text:style-name="T6">List files of current directory including<text:s/></text:span>hidden<text:span text:style-name="T6"><text:s/>files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ls -l</text:p>
          </table:table-cell>
          <table:table-cell table:number-columns-repeated="2" table:style-name="ce44"/>
          <table:table-cell office:value-type="string" table:style-name="ce50">
            <text:p><text:span text:style-name="T6">List files with<text:s/></text:span>information<text:span text:style-name="T6"><text:s/>of current directory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pwd</text:p>
          </table:table-cell>
          <table:table-cell table:number-columns-repeated="2" table:style-name="ce44"/>
          <table:table-cell office:value-type="string" table:style-name="ce50">
            <text:p><text:span text:style-name="T6">Show (print) current<text:s/></text:span>directory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d<text:s/></text:span><text:span text:style-name="T11">folder/file_path</text:span></text:p>
          </table:table-cell>
          <table:table-cell table:number-columns-repeated="2" table:style-name="ce44"/>
          <table:table-cell office:value-type="string" table:style-name="ce50">
            <text:p>Change<text:span text:style-name="T6"><text:s/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cd ~</text:p>
          </table:table-cell>
          <table:table-cell table:number-columns-repeated="2" table:style-name="ce44"/>
          <table:table-cell office:value-type="string" table:style-name="ce50">
            <text:p>User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cd</text:p>
          </table:table-cell>
          <table:table-cell table:number-columns-repeated="2" table:style-name="ce44"/>
          <table:table-cell office:value-type="string" table:style-name="ce50">
            <text:p>User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..</text:p>
          </table:table-cell>
          <table:table-cell table:number-columns-repeated="2" table:style-name="ce44"/>
          <table:table-cell office:value-type="string" table:style-name="ce50">
            <text:p><text:span text:style-name="T6">Move<text:s/></text:span>down<text:span text:style-name="T6"><text:s/>a folder 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/</text:p>
          </table:table-cell>
          <table:table-cell table:number-columns-repeated="2" table:style-name="ce44"/>
          <table:table-cell office:value-type="string" table:style-name="ce50">
            <text:p>Root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clear</text:p>
          </table:table-cell>
          <table:table-cell table:number-columns-repeated="2" table:style-name="ce44"/>
          <table:table-cell office:value-type="string" table:style-name="ce50">
            <text:p>Clear<text:span text:style-name="T6"><text:s/>the screen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1">⌘</text:span><text:span text:style-name="T22">K</text:span></text:p>
          </table:table-cell>
          <table:table-cell table:number-columns-repeated="2" table:style-name="ce44"/>
          <table:table-cell office:value-type="string" table:style-name="ce50">
            <text:p>Clear<text:span text:style-name="T6"><text:s/>the screen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49">
            <text:p>^C</text:p>
          </table:table-cell>
          <table:table-cell table:number-columns-repeated="2" table:style-name="ce44"/>
          <table:table-cell office:value-type="string" table:style-name="ce50">
            <text:p>Cancel printou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at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<text:span text:style-name="T6">Show file<text:s/></text:span>content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ess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<text:span text:style-name="T6">Show file contents<text:s/></text:span>paginated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touch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Create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mv<text:s/></text:span><text:span text:style-name="T8">folder/file_path folder/new_file_path</text:span></text:p>
          </table:table-cell>
          <table:table-cell table:number-columns-repeated="2" table:style-name="ce44"/>
          <table:table-cell office:value-type="string" table:style-name="ce50">
            <text:p>Rename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p<text:s/></text:span><text:span text:style-name="T8">folder/file_path folder/copy_file_path</text:span></text:p>
          </table:table-cell>
          <table:table-cell table:number-columns-repeated="2" table:style-name="ce44"/>
          <table:table-cell office:value-type="string" table:style-name="ce50">
            <text:p>Copy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9">p</text:span><text:span text:style-name="T7">bcopy &lt;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Copy<text:span text:style-name="T6"><text:s/>the content of a file to the<text:s/></text:span><text:span text:style-name="T14">clipboard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3">rv</text:span><text:span text:style-name="T7">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or<text:s/></text:span>delete<text:span text:style-name="T6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nano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<text:span text:style-name="T6">opens a file with the<text:s/></text:span>nano editor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s -l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List<text:span text:style-name="T6"><text:s/>a file’s permiss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9">c</text:span><text:span text:style-name="T7">hmod<text:s/></text:span><text:span text:style-name="T13">700</text:span><text:span text:style-name="T7">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Change<text:span text:style-name="T6"><text:s/>a file’s permiss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9">c</text:span><text:span text:style-name="T7">hmod<text:s/></text:span><text:span text:style-name="T7">u=</text:span><text:span text:style-name="T13">rwx</text:span><text:span text:style-name="T7">,g=</text:span><text:span text:style-name="T13">rwx</text:span><text:span text:style-name="T7">,0=</text:span><text:span text:style-name="T13">rwx</text:span><text:span text:style-name="T7"><text:s/></text:span><text:span text:style-name="T8">folder/file_path</text:span></text:p>
          </table:table-cell>
          <table:table-cell table:number-columns-repeated="2" table:style-name="ce44"/>
          <table:table-cell office:value-type="string" table:style-name="ce50">
            <text:p>Change<text:span text:style-name="T6"><text:s/>a file’s permiss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mkdir<text:s/></text:span><text:span text:style-name="T11">folder</text:span></text:p>
          </table:table-cell>
          <table:table-cell table:number-columns-repeated="2" table:style-name="ce44"/>
          <table:table-cell office:value-type="string" table:style-name="ce50">
            <text:p>Create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3">rmdir</text:span><text:span text:style-name="T7"><text:s/></text:span><text:span text:style-name="T11">folder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or<text:s/></text:span>delete<text:span text:style-name="T6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23">rm -rf</text:span><text:span text:style-name="T7"><text:s/></text:span><text:span text:style-name="T11">folder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or<text:s/></text:span>delete<text:span text:style-name="T6"><text:s/>folder and<text:s/></text:span>content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which<text:s/></text:span><text:span text:style-name="T11">module_name</text:span></text:p>
          </table:table-cell>
          <table:table-cell table:number-columns-repeated="2" table:style-name="ce44"/>
          <table:table-cell office:value-type="string" table:style-name="ce50">
            <text:p><text:span text:style-name="T6">Gives<text:s/></text:span>location<text:span text:style-name="T6"><text:s/>of<text:s/></text:span>modul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history</text:p>
          </table:table-cell>
          <table:table-cell table:number-columns-repeated="2" table:style-name="ce44"/>
          <table:table-cell office:value-type="string" table:style-name="ce50">
            <text:p><text:span text:style-name="T6">List of previous<text:s/></text:span>exicuted command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ifconfig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network information<text:span text:style-name="T6"><text:s/>(Mac/Unix includes wireles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iwconfig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wireless information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ping<text:s/></text:span><text:span text:style-name="T11">website.com</text:span></text:p>
          </table:table-cell>
          <table:table-cell table:number-columns-repeated="2" table:style-name="ce44"/>
          <table:table-cell office:value-type="string" table:style-name="ce50">
            <text:p>Server activity<text:span text:style-name="T6"><text:s/>readou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uname</text:p>
          </table:table-cell>
          <table:table-cell table:number-columns-repeated="2" table:style-name="ce44"/>
          <table:table-cell office:value-type="string" table:style-name="ce50">
            <text:p>Operating System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uname -a</text:p>
          </table:table-cell>
          <table:table-cell table:number-columns-repeated="2" table:style-name="ce44"/>
          <table:table-cell office:value-type="string" table:style-name="ce50">
            <text:p>Operating System<text:span text:style-name="T6"><text:s/>Detail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blkid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connected drives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diskutil list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ll drives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top</text:p>
          </table:table-cell>
          <table:table-cell table:number-columns-repeated="2" table:style-name="ce44"/>
          <table:table-cell office:value-type="string" table:style-name="ce50">
            <text:p><text:span text:style-name="T6">List current<text:s/></text:span>process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df</text:p>
          </table:table-cell>
          <table:table-cell table:number-columns-repeated="2" table:style-name="ce44"/>
          <table:table-cell office:value-type="string" table:style-name="ce50">
            <text:p><text:span text:style-name="T6">Used and available<text:s/></text:span>disk spac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lsusb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USB devices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system_profiler SPUSBDataType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USB devices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lspci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PCI devices<text:span text:style-name="T6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system_profiler SPPCIDataType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attached PCI devices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sudo lsof -i -n -P | grep TCP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ports<text:span text:style-name="T6"><text:s/>in use 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lsof -i:</text:span><text:span text:style-name="T11">port</text:span></text:p>
          </table:table-cell>
          <table:table-cell table:number-columns-repeated="2" table:style-name="ce44"/>
          <table:table-cell office:value-type="string" table:style-name="ce50">
            <text:p><text:span text:style-name="T6">List<text:s/></text:span>details<text:span text:style-name="T6"><text:s/>of a<text:s/></text:span>port<text:span text:style-name="T6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kill -9<text:s/></text:span><text:span text:style-name="T11">PID</text:span></text:p>
          </table:table-cell>
          <table:table-cell table:number-columns-repeated="2" table:style-name="ce44"/>
          <table:table-cell office:value-type="string" table:style-name="ce50">
            <text:p>Kill or clear a port process (Mac)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sudo shutdown -h (now<text:s/></text:span><text:span text:style-name="T24">OR</text:span><text:span text:style-name="T7"><text:s/>10)</text:span></text:p>
          </table:table-cell>
          <table:table-cell table:number-columns-repeated="2" table:style-name="ce44"/>
          <table:table-cell office:value-type="string" table:style-name="ce50">
            <text:p>Shutdown<text:span text:style-name="T6"><text:s/>system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sudo shutdown -r (now<text:s/></text:span><text:span text:style-name="T24">OR</text:span><text:span text:style-name="T7"><text:s/>10)</text:span></text:p>
          </table:table-cell>
          <table:table-cell table:number-columns-repeated="2" table:style-name="ce44"/>
          <table:table-cell office:value-type="string" table:style-name="ce50">
            <text:p>Restart<text:span text:style-name="T6"><text:s/>system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touch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 a<text:s/></text:span>.gitkeep<text:span text:style-name="T6"><text:s/>file for tracking of empty folder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opy con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 a<text:s/></text:span>.gitkeep<text:span text:style-name="T6"><text:s/>file for tracking of empty folder (Windows Git Bash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New-Item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 a<text:s/></text:span>.gitkeep<text:span text:style-name="T6"><text:s/>file for tracking of empty folder (Windows PowerShell)</text:span></text:p>
          </table:table-cell>
          <table:table-cell table:number-columns-repeated="16378"/>
        </table:table-row>
        <table:table-row table:style-name="ro2">
          <table:table-cell table:style-name="ce55"/>
          <table:table-cell table:number-columns-repeated="5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spacebar</text:p>
          </table:table-cell>
          <table:table-cell table:number-columns-repeated="2" table:style-name="ce5"/>
          <table:table-cell office:value-type="string" table:style-name="ce6">
            <text:p><text:span text:style-name="T6">Next<text:s/></text:span>pag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F key</text:p>
          </table:table-cell>
          <table:table-cell table:number-columns-repeated="2" table:style-name="ce44"/>
          <table:table-cell office:value-type="string" table:style-name="ce50">
            <text:p><text:span text:style-name="T6">Move<text:s/></text:span>down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R key</text:p>
          </table:table-cell>
          <table:table-cell table:number-columns-repeated="2" table:style-name="ce44"/>
          <table:table-cell office:value-type="string" table:style-name="ce50">
            <text:p><text:span text:style-name="T6">Move<text:s/></text:span>back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↑ ↓</text:p>
          </table:table-cell>
          <table:table-cell table:number-columns-repeated="2" table:style-name="ce44"/>
          <table:table-cell office:value-type="string" table:style-name="ce50">
            <text:p>Move<text:span text:style-name="T6"><text:s/>up and 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/</text:span><text:span text:style-name="T11">string</text:span></text:p>
          </table:table-cell>
          <table:table-cell table:number-columns-repeated="2" table:style-name="ce44"/>
          <table:table-cell office:value-type="string" table:style-name="ce50">
            <text:p>Search<text:span text:style-name="T6"><text:s/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n</text:p>
          </table:table-cell>
          <table:table-cell table:number-columns-repeated="2" table:style-name="ce44"/>
          <table:table-cell office:value-type="string" table:style-name="ce50">
            <text:p><text:span text:style-name="T6">Move to<text:s/></text:span>next<text:span text:style-name="T6"><text:s/>search resul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N</text:p>
          </table:table-cell>
          <table:table-cell table:number-columns-repeated="2" table:style-name="ce44"/>
          <table:table-cell office:value-type="string" table:style-name="ce50">
            <text:p><text:span text:style-name="T6">Move to<text:s/></text:span>previous<text:span text:style-name="T6"><text:s/>search resul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Q</text:p>
          </table:table-cell>
          <table:table-cell table:number-columns-repeated="2" table:style-name="ce44"/>
          <table:table-cell office:value-type="string" table:style-name="ce50">
            <text:p>Quit<text:span text:style-name="T6"><text:s/>page mode and back to command promp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-S</text:p>
          </table:table-cell>
          <table:table-cell table:number-columns-repeated="2" table:style-name="ce44"/>
          <table:table-cell office:value-type="string" table:style-name="ce50">
            <text:p><text:span text:style-name="T6">Toggle<text:s/></text:span>word wrap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<text:s/></text:span><text:span text:style-name="T23">clean -f</text:span></text:p>
          </table:table-cell>
          <table:table-cell table:number-columns-repeated="2" table:style-name="ce5"/>
          <table:table-cell office:value-type="string" table:style-name="ce6">
            <text:p><text:span text:style-name="T6">Remove<text:s/></text:span>untracked<text:span text:style-name="T25"><text:s/></text:span><text:span text:style-name="T6"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lean -n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clean<text:s/></text:span><text:span text:style-name="T7">(</text:span><text:span text:style-name="T23">-d -f<text:s/></text:span><text:span text:style-name="T18">OR</text:span><text:span text:style-name="T23"><text:s/>-df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lean (-d -n<text:s/></text:span><text:span text:style-name="T18">OR</text:span><text:span text:style-name="T7"><text:s/>-dn)</text:span>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init</text:p>
          </table:table-cell>
          <table:table-cell table:number-columns-repeated="2" table:style-name="ce44"/>
          <table:table-cell office:value-type="string" table:style-name="ce50">
            <text:p>Initilise<text:span text:style-name="T6"><text:s/>a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mv<text:s/></text:span><text:span text:style-name="T8">folder/filename<text:s/></text:span><text:span text:style-name="T26">folder/filename</text:span></text:p>
          </table:table-cell>
          <table:table-cell table:number-columns-repeated="2" table:style-name="ce44"/>
          <table:table-cell office:value-type="string" table:style-name="ce50">
            <text:p>Move or rename<text:span text:style-name="T6"><text:s/>files to stage and update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m<text:s/></text:span><text:span text:style-name="T8">folder/filename<text:s/></text:span><text:span text:style-name="T26">folder/filename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folders or files to stage and delete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m -r<text:s/></text:span><text:span text:style-name="T8">folder<text:s/></text:span><text:span text:style-name="T26">folder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folders containing files to stage and delete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m --cached<text:s/></text:span><text:span text:style-name="T8">filename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.gitignore<text:span text:style-name="T6"><text:s/>files from stage (i.e. ignore from now on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rm -r --cached .</text:p>
          </table:table-cell>
          <table:table-cell table:number-columns-repeated="2" table:style-name="ce44"/>
          <table:table-cell office:value-type="string" table:style-name="ce50">
            <text:p><text:span text:style-name="T6">Remove all<text:s/></text:span>.gitignore<text:span text:style-name="T6"><text:s/>files from stage (i.e. ignore from now on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status</text:p>
          </table:table-cell>
          <table:table-cell table:number-columns-repeated="2" table:style-name="ce44"/>
          <table:table-cell office:value-type="string" table:style-name="ce50">
            <text:p><text:span text:style-name="T6">Current<text:s/></text:span>status<text:span text:style-name="T6"><text:s/>of files in repo, stage and work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75">
            <text:p><text:span text:style-name="T7">git push<text:s/></text:span><text:span text:style-name="T13">origin</text:span><text:span text:style-name="T12"><text:s/>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<text:span text:style-name="T6">Push a<text:s/></text:span><text:span text:style-name="T3">tag</text:span><text:span text:style-name="T6"><text:s/>to remo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75">
            <text:p><text:span text:style-name="T7">git push<text:s/></text:span><text:span text:style-name="T13">origin</text:span><text:span text:style-name="T7"><text:s/>--tags</text:span></text:p>
          </table:table-cell>
          <table:table-cell table:number-columns-repeated="2" table:style-name="ce44"/>
          <table:table-cell office:value-type="string" table:style-name="ce50">
            <text:p><text:span text:style-name="T6">Push all<text:s/></text:span>tags<text:span text:style-name="T6"><text:s/>to remo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 --tags</text:p>
          </table:table-cell>
          <table:table-cell table:number-columns-repeated="2" table:style-name="ce44"/>
          <table:table-cell office:value-type="string" table:style-name="ce50">
            <text:p>Fetches<text:span text:style-name="T6"><text:s/>changes from remote that are tagged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remote -v</text:p>
          </table:table-cell>
          <table:table-cell table:number-columns-repeated="2" table:style-name="ce44"/>
          <table:table-cell office:value-type="string" table:style-name="ce50">
            <text:p><text:span text:style-name="T14">Display</text:span><text:span text:style-name="T6"><text:s/>the remote<text:s/></text:span><text:span text:style-name="T14">URL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touch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<text:s/></text:span>.gitkeep<text:span text:style-name="T6"><text:s/>file to track empty folder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copy con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<text:s/></text:span>.gitkeep<text:span text:style-name="T6"><text:s/>file to track empty folder (Windows Git Bash)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New-Item<text:s/></text:span><text:span text:style-name="T8">folder/</text:span><text:span text:style-name="T7">.gitkeep</text:span></text:p>
          </table:table-cell>
          <table:table-cell table:number-columns-repeated="2" table:style-name="ce44"/>
          <table:table-cell office:value-type="string" table:style-name="ce50">
            <text:p><text:span text:style-name="T6">Adds<text:s/></text:span>.gitkeep<text:span text:style-name="T6"><text:s/>file to track empty folder (Windows PowerShell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add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a]</text:p>
          </table:table-cell>
          <table:table-cell office:value-type="string" table:style-name="ce18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.</text:p>
          </table:table-cell>
          <table:table-cell table:number-columns-repeated="2" table:style-name="ce14"/>
          <table:table-cell office:value-type="string" table:style-name="ce17">
            <text:p>Add<text:span text:style-name="T6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A</text:p>
          </table:table-cell>
          <table:table-cell table:number-columns-repeated="2" table:style-name="ce44"/>
          <table:table-cell office:value-type="string" table:style-name="ce50">
            <text:p>Add<text:span text:style-name="T6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Add<text:span text:style-name="T6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filename</text:span><text:span text:style-name="T7">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Add<text:span text:style-name="T6"><text:s/>specific file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f<text:s/></text:span><text:span text:style-name="T8">filename</text:span></text:p>
          </table:table-cell>
          <table:table-cell table:number-columns-repeated="2" table:style-name="ce44"/>
          <table:table-cell office:value-type="string" table:style-name="ce50">
            <text:p>Force Add<text:span text:style-name="T6"><text:s/>a specific file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Add all<text:s/></text:span>patches<text:span text:style-name="T6"><text:s/>of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text:s/></text:span><text:span text:style-name="T11">filename</text:span><text:span text:style-name="T12">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Add<text:s/></text:span>patches<text:span text:style-name="T6"><text:s/>of changes for specific files to stag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commit<text:s/></text:span><text:span text:style-name="T26">filename filename</text:span><text:span text:style-name="T7">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c]</text:p>
          </table:table-cell>
          <table:table-cell office:value-type="string" table:style-name="ce18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-m "</text:span><text:span text:style-name="T8">message</text:span><text:span text:style-name="T7">"</text:span></text:p>
          </table:table-cell>
          <table:table-cell table:number-columns-repeated="2" table:style-name="ce14"/>
          <table:table-cell office:value-type="string" table:style-name="ce17">
            <text:p><text:span text:style-name="T6">Commit changes to repo with<text:s/></text:span>mess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m<text:s/></text:p>
          </table:table-cell>
          <table:table-cell table:number-columns-repeated="2" table:style-name="ce44"/>
          <table:table-cell office:value-type="string" table:style-name="ce50">
            <text:p><text:span text:style-name="T6">Commit changes to repo and open editor for multi-line<text:s/></text:span>mess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am "</text:span><text:span text:style-name="T8">message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Commit<text:span text:style-name="T6"><text:s/>changes directly from work to repo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am<text:s/></text:p>
          </table:table-cell>
          <table:table-cell table:number-columns-repeated="2" table:style-name="ce44"/>
          <table:table-cell office:value-type="string" table:style-name="ce50">
            <text:p><text:span text:style-name="T6">Commit changes directly to repo and open editor for multi-line<text:s/></text:span>mess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mend<text:s/></text:span><text:span text:style-name="T8">required option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mend<text:s/></text:span><text:span text:style-name="T8">no option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open editor to amend<text:s/></text:span><text:span text:style-name="T14">commen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mend<text:s/></text:span><text:span text:style-name="T8">—-no-edit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accept<text:s/></text:span><text:span text:style-name="T14">previous commen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Commit a<text:s/></text:span>patch<text:span text:style-name="T6"><text:s/>of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number-columns-spanned="2" table:number-rows-spanned="1" table:style-name="ce70">
            <text:p>Make File Changes to Local Commit and Re-Commit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style-name="ce10"/>
          <table:table-cell table:number-columns-repeated="2" table:style-name="ce11"/>
          <table:table-cell office:value-type="string" table:style-name="ce12">
            <text:p>Resets a commit history, makes changes and re-commi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7">
            <text:p><text:span text:style-name="T7">git add<text:s/></text:span><text:span text:style-name="T8">filename</text:span><text:span text:style-name="T7"><text:s/></text:span><text:span text:style-name="T26">filename</text:span></text:p>
          </table:table-cell>
          <table:table-cell table:number-columns-repeated="2" table:style-name="ce14"/>
          <table:table-cell office:value-type="string" table:style-name="ce17">
            <text:p>Add<text:span text:style-name="T6"><text:s/>specific file changes to st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et 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et<text:s/></text:span><text:span text:style-name="T14">specific file</text:span><text:span text:style-name="T6"><text:s/>and<text:s/></text:span><text:span text:style-name="T14">remove</text:span><text:span text:style-name="T6"><text:s/>from commit</text:span></text:p>
          </table:table-cell>
          <table:table-cell table:number-columns-repeated="16378"/>
        </table:table-row>
        <table:table-row table:style-name="ro2">
          <table:table-cell table:number-columns-repeated="4" table:style-name="ce44"/>
          <table:table-cell office:value-type="string" table:style-name="ce76">
            <text:p>THEN</text:p>
          </table:table-cell>
          <table:table-cell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ommit -—amend</text:span><text:span text:style-name="T7"><text:s/></text:span><text:span text:style-name="T8">—-no-edit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accept<text:s/></text:span><text:span text:style-name="T14">previous comment</text:span></text:p>
          </table:table-cell>
          <table:table-cell table:number-columns-repeated="16378"/>
        </table:table-row>
        <table:table-row table:style-name="ro2">
          <table:table-cell table:number-columns-repeated="4" table:style-name="ce44"/>
          <table:table-cell office:value-type="string" table:style-name="ce76">
            <text:p>OR</text:p>
          </table:table-cell>
          <table:table-cell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ommit --amend</text:span><text:span text:style-name="T7"><text:s/></text:span><text:span text:style-name="T8">no option</text:span></text:p>
          </table:table-cell>
          <table:table-cell table:number-columns-repeated="2" table:style-name="ce44"/>
          <table:table-cell office:value-type="string" table:style-name="ce50">
            <text:p>Amend<text:span text:style-name="T6"><text:s/>latest commit and open editor to amend<text:s/></text:span><text:span text:style-name="T14">commen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ls-tree<text:s/></text:span><text:span text:style-name="T8">tree-ish<text:s/></text:span><text:span text:style-name="T26">filepath/filename</text:span></text:p>
          </table:table-cell>
          <table:table-cell table:number-columns-repeated="2" table:style-name="ce5"/>
          <table:table-cell office:value-type="string" table:style-name="ce6">
            <text:p><text:span text:style-name="T6">Show a specific file or folder of<text:s/></text:span><text:span text:style-name="T3">tree-ish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log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l]</text:p>
          </table:table-cell>
          <table:table-cell office:value-type="string" table:style-name="ce18">
            <text:p>Display<text:span text:style-name="T6"><text:s/>all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14"/>
          <table:table-cell office:value-type="string" table:style-name="ce17">
            <text:p><text:span text:style-name="T6">Display the<text:s/></text:span>patch<text:span text:style-name="T6"><text:s/>(change set) of each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<text:span text:style-name="T6">Display statistics logs of<text:s/></text:span>all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stat</text:p>
          </table:table-cell>
          <table:table-cell table:number-columns-repeated="2" table:style-name="ce44"/>
          <table:table-cell office:value-type="string" table:style-name="ce50">
            <text:p><text:span text:style-name="T6">Display<text:s/></text:span>statistics<text:span text:style-name="T6"><text:s/>of a lo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graph</text:p>
          </table:table-cell>
          <table:table-cell table:number-columns-repeated="2" table:style-name="ce44"/>
          <table:table-cell office:value-type="string" table:style-name="ce50">
            <text:p><text:span text:style-name="T6">Displays logs with<text:s/></text:span>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format=</text:span><text:span text:style-name="T8">keyword</text:span></text:p>
          </table:table-cell>
          <table:table-cell table:number-columns-repeated="2" table:style-name="ce44"/>
          <table:table-cell office:value-type="string" table:style-name="ce50">
            <text:p><text:span text:style-name="T6">Controls the amount of<text:s/></text:span>information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62">
            <text:p>oneline short medium full fuller email raw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graph --all --oneline --decorate</text:p>
          </table:table-cell>
          <table:table-cell table:number-columns-repeated="2" table:style-name="ce44"/>
          <table:table-cell office:value-type="string" table:style-name="ce50">
            <text:p><text:span text:style-name="T6">Displays log<text:s/></text:span>map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</text:span><text:span text:style-name="T8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the most recent<text:s/></text:span><text:span text:style-name="T3">number</text:span><text:span text:style-name="T6"><text:s/>of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since=</text:span><text:span text:style-name="T8">0000-00-00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since<text:span text:style-name="T6"><text:s/>date<text:s/></text:span><text:span text:style-name="T3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until=</text:span><text:span text:style-name="T8">0000-00-00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until<text:span text:style-name="T6"><text:s/>date<text:s/></text:span><text:span text:style-name="T3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until="</text:span><text:span text:style-name="T11">integer</text:span><text:span text:style-name="T8"><text:s/>days ago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until<text:span text:style-name="T6"><text:s/></text:span><text:span text:style-name="T3">X</text:span><text:span text:style-name="T6"><text:s/>days ago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fter=</text:span><text:span text:style-name="T8">interger</text:span><text:span text:style-name="T7">.weeks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since<text:span text:style-name="T6"><text:s/></text:span><text:span text:style-name="T3">X</text:span><text:span text:style-name="T27">.week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before=</text:span><text:span text:style-name="T8">interger</text:span><text:span text:style-name="T7">.days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<text:s/></text:span>before<text:span text:style-name="T6"><text:s/></text:span><text:span text:style-name="T3">X</text:span><text:span text:style-name="T27">.day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author="</text:span><text:span text:style-name="T8">string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by<text:s/></text:span><text:span text:style-name="T3">author</text:span><text:span text:style-name="T6"><text:s/>or part there of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grep="</text:span><text:span text:style-name="T8">string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containing<text:s/></text:span><text:span text:style-name="T3">string</text:span><text:span text:style-name="T6"><text:s/>or part there of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oneline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in<text:s/></text:span>summary<text:span text:style-name="T6"><text:s/>form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filepath/filename</text:p>
          </table:table-cell>
          <table:table-cell table:number-columns-repeated="2" table:style-name="ce44"/>
          <table:table-cell office:value-type="string" table:style-name="ce50">
            <text:p><text:span text:style-name="T6">Display all commits for a specific<text:s/></text:span>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7">-L<text:s/></text:span><text:span text:style-name="T8">interger</text:span><text:span text:style-name="T7">,</text:span><text:span text:style-name="T8">interger</text:span><text:span text:style-name="T7">:</text:span><text:span text:style-name="T8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s a file's changes from<text:s/></text:span>line<text:span text:style-name="T6"><text:s/>(</text:span><text:span text:style-name="T3">interger</text:span><text:span text:style-name="T6">) to<text:s/></text:span>line<text:span text:style-name="T6"><text:s/>(</text:span><text:span text:style-name="T3">interger</text:span><text:span text:style-name="T6">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 --staged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<text:span text:style-name="T6">Compare<text:s/></text:span>staged<text:span text:style-name="T6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 --color-words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w]</text:p>
          </table:table-cell>
          <table:table-cell office:value-type="string" table:style-name="ce50">
            <text:p><text:span text:style-name="T6">Compare<text:s/></text:span>word<text:span text:style-name="T6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how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how --staged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s]</text:p>
          </table:table-cell>
          <table:table-cell office:value-type="string" table:style-name="ce50">
            <text:p><text:span text:style-name="T6">Compare<text:s/></text:span>staged<text:span text:style-name="T6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show --color-words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sw]</text:p>
          </table:table-cell>
          <table:table-cell office:value-type="string" table:style-name="ce18">
            <text:p><text:span text:style-name="T6">Compare<text:s/></text:span>work<text:span text:style-name="T6"><text:s/>changes with st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<text:span text:style-name="T8">SHA<text:s/></text:span><text:span text:style-name="T26">filepath/filename</text:span></text:p>
          </table:table-cell>
          <table:table-cell table:number-columns-repeated="2" table:style-name="ce14"/>
          <table:table-cell office:value-type="string" table:style-name="ce17">
            <text:p><text:span text:style-name="T6">Show changes to a<text:s/></text:span>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changes to<text:s/></text:span>late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changes to the current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SHA SHA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Compare<text:span text:style-name="T6"><text:s/>one commit with another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Compare a commit with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</text:span><text:span text:style-name="T13">main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Compare a commit with the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..</text:span><text:span text:style-name="T8">SHA</text:span><text:span text:style-name="T12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<text:s/></text:span>between<text:span text:style-name="T6"><text:s/>the specific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8">SHA</text:span><text:span text:style-name="T7">..HEAD</text:span><text:span text:style-name="T12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 between a specific commit and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..</text:span><text:span text:style-name="T13">main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 between a specific commit and the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^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<text:s/></text:span>ancestry<text:span text:style-name="T6"><text:s/>^^ of a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~</text:span><text:span text:style-name="T8">integer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<text:s/></text:span>ancestry<text:span text:style-name="T6"><text:s/>of a 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^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^^ of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~</text:span><text:span text:style-name="T8">integer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~2 of the<text:s/></text:span>last<text:span text:style-name="T6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^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^^ of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~</text:span><text:span text:style-name="T8">integer</text:span><text:span text:style-name="T7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the ancestry ~2 of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tag<text:s/></text:p>
          </table:table-cell>
          <table:table-cell table:number-columns-repeated="2" table:style-name="ce44"/>
          <table:table-cell office:value-type="string" table:style-name="ce50">
            <text:p><text:span text:style-name="T6">show information or changes to a commit with<text:s/></text:span><text:span text:style-name="T3">tag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tag tag<text:s/></text:p>
          </table:table-cell>
          <table:table-cell table:number-columns-repeated="2" table:style-name="ce44"/>
          <table:table-cell office:value-type="string" table:style-name="ce50">
            <text:p><text:span text:style-name="T6">Compare one commit with another with<text:s/></text:span><text:span text:style-name="T3">tag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tag</text:span><text:span text:style-name="T7">..</text:span><text:span text:style-name="T8">tag</text:span><text:span text:style-name="T12">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Show all commits between the specific commits with<text:s/></text:span><text:span text:style-name="T3">tag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bisect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bi]</text:p>
          </table:table-cell>
          <table:table-cell office:value-type="string" table:style-name="ce18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start</text:p>
          </table:table-cell>
          <table:table-cell table:number-columns-repeated="2" table:style-name="ce14"/>
          <table:table-cell office:value-type="string" table:style-name="ce17">
            <text:p>Start<text:span text:style-name="T6"><text:s/>bisect proces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bad<text:s/></text:span><text:span text:style-name="T18">OR</text:span><text:span text:style-name="T7"><text:s/>old)<text:s/></text:span><text:span text:style-name="T11">treeish</text:span></text:p>
          </table:table-cell>
          <table:table-cell table:number-columns-repeated="2" table:style-name="ce44"/>
          <table:table-cell office:value-type="string" table:style-name="ce50">
            <text:p><text:span text:style-name="T6">Specifiy treeish with known<text:s/></text:span>error<text:span text:style-name="T6"><text:s/>(defaults to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git bisect (good<text:s/></text:span><text:span text:style-name="T18">OR</text:span><text:span text:style-name="T7"><text:s/>new)<text:s/></text:span><text:span text:style-name="T11">treeish</text:span></text:p>
          </table:table-cell>
          <table:table-cell table:number-columns-repeated="2" table:style-name="ce44"/>
          <table:table-cell office:value-type="string" table:style-name="ce50">
            <text:p><text:span text:style-name="T6">Specifiy treeish of known<text:s/></text:span>working<text:span text:style-name="T6"><text:s/>versi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i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git bisect reset</text:p>
          </table:table-cell>
          <table:table-cell table:number-columns-repeated="2" table:style-name="ce44"/>
          <table:table-cell office:value-type="string" table:style-name="ce50">
            <text:p><text:span text:style-name="T6">Exit and<text:s/></text:span>reset<text:span text:style-name="T6"><text:s/>to pre-proces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annotate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a]</text:p>
          </table:table-cell>
          <table:table-cell office:value-type="string" table:style-name="ce50">
            <text:p>Annotate<text:s/><text:span text:style-name="T6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blame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b]</text:p>
          </table:table-cell>
          <table:table-cell office:value-type="string" table:style-name="ce50">
            <text:p>Blame<text:s/><text:span text:style-name="T6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praise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r]</text:p>
          </table:table-cell>
          <table:table-cell office:value-type="string" table:style-name="ce50">
            <text:p>Praise<text:s/><text:span text:style-name="T6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filename</text:p>
          </table:table-cell>
          <table:table-cell table:number-columns-repeated="2" table:style-name="ce44"/>
          <table:table-cell office:value-type="string" table:style-name="ce50">
            <text:p><text:span text:style-name="T6">Display log of a<text:s/></text:span>file<text:span text:style-name="T6"><text:s/>with annotati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7">-W<text:s/></text:span><text:span text:style-name="T11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log of a file with annotation and<text:s/></text:span>ignores whitespac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7">-L<text:s/></text:span><text:span text:style-name="T8">interger</text:span><text:span text:style-name="T7">,</text:span><text:span text:style-name="T8">interger 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line (</text:span><text:span text:style-name="T3">interger</text:span><text:span text:style-name="T6">) to line (</text:span><text:span text:style-name="T3">interger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7">-L<text:s/></text:span><text:span text:style-name="T8">interger</text:span><text:span text:style-name="T7">,+</text:span><text:span text:style-name="T8">interger 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line (</text:span><text:span text:style-name="T3">interger</text:span><text:span text:style-name="T6">) for lines +(</text:span><text:span text:style-name="T3">interger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SHA filename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a commit<text:s/></text:span><text:span text:style-name="T3">SHA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SHA</text:span><text:span text:style-name="T7"><text:s/>--</text:span><text:span text:style-name="T26">option</text:span><text:span text:style-name="T7"><text:s/></text:span><text:span text:style-name="T8">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Display file changes with annotation from a commit<text:s/></text:span><text:span text:style-name="T3">SHA</text:span><text:span text:style-name="T6"><text:s/>using<text:s/></text:span>other option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apply<text:s/></text:span><text:span text:style-name="T11">filepath/filename.diff</text:span></text:p>
          </table:table-cell>
          <table:table-cell table:number-columns-repeated="2" table:style-name="ce5"/>
          <table:table-cell office:value-type="string" table:style-name="ce6">
            <text:p>Import<text:s/><text:span text:style-name="T6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diff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d]</text:p>
          </table:table-cell>
          <table:table-cell office:value-type="string" table:style-name="ce18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d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--cached</text:p>
          </table:table-cell>
          <table:table-cell table:number-columns-repeated="2" table:style-name="ce14"/>
          <table:table-cell office:value-type="string" table:style-name="ce17">
            <text:p>Show<text:span text:style-name="T6"><text:s/>all diff patch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d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1">SHA</text:span><text:span text:style-name="T7"><text:s/></text:span><text:span text:style-name="T11">SHA</text:span><text:span text:style-name="T7"><text:s/>&gt;<text:s/></text:span><text:span text:style-name="T11">new_filepath/filename.diff</text:span></text:p>
          </table:table-cell>
          <table:table-cell table:number-columns-repeated="2" table:style-name="ce44"/>
          <table:table-cell office:value-type="string" table:style-name="ce50">
            <text:p>Create<text:span text:style-name="T6"><text:s/>a diff patch fil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format-patch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a]</text:p>
          </table:table-cell>
          <table:table-cell office:value-type="string" table:style-name="ce18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-1<text:s/></text:span><text:span text:style-name="T11">SHA</text:span></text:p>
          </table:table-cell>
          <table:table-cell office:value-type="string" table:style-name="ce17">
            <text:p>=</text:p>
          </table:table-cell>
          <table:table-cell office:value-type="string" table:style-name="ce17">
            <text:p>[pc]</text:p>
          </table:table-cell>
          <table:table-cell office:value-type="string" table:style-name="ce17">
            <text:p><text:span text:style-name="T6">Create a formatted patch file from a<text:s/></text:span>single 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1">SHA</text:span><text:span text:style-name="T7">..</text:span><text:span text:style-name="T11">SHA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<text:s/></text:span>between<text:span text:style-name="T6"><text:s/>commit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8">SHA</text:span><text:span text:style-name="T7">..HEAD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 between a commit and the<text:s/></text:span>last<text:span text:style-name="T6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8">SHA</text:span><text:span text:style-name="T7">..</text:span><text:span text:style-name="T13">mai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 between a commit and the<text:s/></text:span><text:span text:style-name="T5">main</text:span>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1">SHA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c]</text:p>
          </table:table-cell>
          <table:table-cell office:value-type="string" table:style-name="ce50">
            <text:p><text:span text:style-name="T6">Create formatted patch files between a commit and the<text:s/></text:span>last<text:span text:style-name="T6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a]</text:p>
          </table:table-cell>
          <table:table-cell office:value-type="string" table:style-name="ce50">
            <text:p>+</text:p>
          </table:table-cell>
          <table:table-cell office:value-type="string" table:style-name="ce18">
            <text:p><text:span text:style-name="T13">mai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c]</text:p>
          </table:table-cell>
          <table:table-cell office:value-type="string" table:style-name="ce18">
            <text:p><text:span text:style-name="T6">Create formatted patch files between the<text:s/></text:span><text:span text:style-name="T5">main</text:span><text:span text:style-name="T6"><text:s/>branch and the<text:s/></text:span>last<text:span text:style-name="T6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c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-o<text:s/></text:span><text:span text:style-name="T11">folder_name</text:span></text:p>
          </table:table-cell>
          <table:table-cell table:number-columns-repeated="2" table:style-name="ce14"/>
          <table:table-cell office:value-type="string" table:style-name="ce17">
            <text:p><text:span text:style-name="T6">Create formatted patch files and save to named<text:s/></text:span>folder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stdout &gt;<text:s/></text:span><text:span text:style-name="T11">new_filepath/filename.patch</text:span></text:p>
          </table:table-cell>
          <table:table-cell table:number-columns-repeated="2" table:style-name="ce44"/>
          <table:table-cell office:value-type="string" table:style-name="ce50">
            <text:p><text:span text:style-name="T6">Save formatted patches to a<text:s/></text:span>single file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am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am]</text:p>
          </table:table-cell>
          <table:table-cell office:value-type="string" table:style-name="ce18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37">
            <text:p><text:span text:style-name="T11">filepath/filename.patch</text:span></text:p>
          </table:table-cell>
          <table:table-cell table:number-columns-repeated="2" table:style-name="ce14"/>
          <table:table-cell office:value-type="string" table:style-name="ce17">
            <text:p>Import<text:span text:style-name="T6"><text:s/>a formatted patch fil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1">filepath/*.patch</text:span></text:p>
          </table:table-cell>
          <table:table-cell table:number-columns-repeated="2" table:style-name="ce44"/>
          <table:table-cell office:value-type="string" table:style-name="ce50">
            <text:p><text:span text:style-name="T6">Import a formatted patch<text:s/></text:span>files in folder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skip</text:p>
          </table:table-cell>
          <table:table-cell table:number-columns-repeated="2" table:style-name="ce44"/>
          <table:table-cell office:value-type="string" table:style-name="ce50">
            <text:p>Abort<text:span text:style-name="T6"><text:s/>a formatted patch import after conflic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am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quit</text:p>
          </table:table-cell>
          <table:table-cell table:number-columns-repeated="2" table:style-name="ce44"/>
          <table:table-cell office:value-type="string" table:style-name="ce50">
            <text:p>Quit<text:span text:style-name="T6"><text:s/>a formatted patch import after confli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stash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s]</text:p>
          </table:table-cell>
          <table:table-cell office:value-type="string" table:style-name="ce18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save "</text:span><text:span text:style-name="T8">message</text:span><text:span text:style-name="T7">"</text:span></text:p>
          </table:table-cell>
          <table:table-cell table:number-columns-repeated="2" table:style-name="ce14"/>
          <table:table-cell office:value-type="string" table:style-name="ce17">
            <text:p><text:span text:style-name="T6">Stash the current work changes with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save -u "</text:span><text:span text:style-name="T8">message</text:span><text:span text:style-name="T7">"</text:span></text:p>
          </table:table-cell>
          <table:table-cell table:number-columns-repeated="2" table:style-name="ce44"/>
          <table:table-cell office:value-type="string" table:style-name="ce50">
            <text:p><text:span text:style-name="T6">Stash<text:s/></text:span>untracked<text:span text:style-name="T6"><text:s/>file changes with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list</text:p>
          </table:table-cell>
          <table:table-cell table:number-columns-repeated="2" table:style-name="ce44"/>
          <table:table-cell office:value-type="string" table:style-name="ce50">
            <text:p><text:span text:style-name="T6">View all<text:s/></text:span>stas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show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View a specific<text:s/></text:span>sta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show (-p<text:s/></text:span><text:span text:style-name="T18">OR</text:span><text:span text:style-name="T7"><text:s/>--patch)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View a<text:s/></text:span>patch<text:span text:style-name="T6"><text:s/>of a specific stas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pop</text:p>
          </table:table-cell>
          <table:table-cell table:number-columns-repeated="2" table:style-name="ce44"/>
          <table:table-cell office:value-type="string" table:style-name="ce50">
            <text:p><text:span text:style-name="T6">Retrieve<text:s/></text:span>newest<text:span text:style-name="T6"><text:s/>stash to the work file of current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pop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Retrieve a stash to the work file of<text:s/></text:span>current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apply</text:p>
          </table:table-cell>
          <table:table-cell table:number-columns-repeated="2" table:style-name="ce44"/>
          <table:table-cell office:value-type="string" table:style-name="ce50">
            <text:p>Apply<text:span text:style-name="T6"><text:s/>all stashes to work file of current branch and remains stashed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pply 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<text:span text:style-name="T6">Apply a stash to work file of<text:s/></text:span>current<text:span text:style-name="T6"><text:s/>branch and remains stashed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49">
            <text:p>clear</text:p>
          </table:table-cell>
          <table:table-cell table:number-columns-repeated="2" table:style-name="ce44"/>
          <table:table-cell office:value-type="string" table:style-name="ce50">
            <text:p>Clears<text:span text:style-name="T6"><text:s/>all stash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drop</text:span><text:span text:style-name="T7"><text:s/>stash@{</text:span><text:span text:style-name="T8">index</text:span><text:span text:style-name="T7">}</text:span></text:p>
          </table:table-cell>
          <table:table-cell table:number-columns-repeated="2" table:style-name="ce44"/>
          <table:table-cell office:value-type="string" table:style-name="ce50">
            <text:p>Delete<text:span text:style-name="T6"><text:s/>a specific stash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tag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t]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38">
            <text:p>tag_string SHA</text:p>
          </table:table-cell>
          <table:table-cell table:number-columns-repeated="2" table:style-name="ce14"/>
          <table:table-cell office:value-type="string" table:style-name="ce17">
            <text:p><text:span text:style-name="T6">Assign a '</text:span>lightweight<text:span text:style-name="T6">' tag (</text:span><text:span text:style-name="T3">tag_string</text:span><text:span text:style-name="T6">) to a commit<text:s/></text:span><text:span text:style-name="T3">SHA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a<text:s/></text:span><text:span text:style-name="T11">tag_string<text:s/></text:span><text:span text:style-name="T7">-m "</text:span><text:span text:style-name="T11">message</text:span><text:span text:style-name="T7">"</text:span><text:span text:style-name="T11"><text:s/>SHA</text:span></text:p>
          </table:table-cell>
          <table:table-cell table:number-columns-repeated="2" table:style-name="ce44"/>
          <table:table-cell office:value-type="string" table:style-name="ce50">
            <text:p><text:span text:style-name="T6">Assign an '</text:span>annotated<text:span text:style-name="T6">' tag (</text:span><text:span text:style-name="T3">tag_string</text:span><text:span text:style-name="T6">) to a commit<text:s/></text:span><text:span text:style-name="T3">SHA</text:span><text:span text:style-name="T6"><text:s/>with a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am "</text:span><text:span text:style-name="T11">message</text:span><text:span text:style-name="T7">"<text:s/></text:span><text:span text:style-name="T11">tag_string SHA</text:span></text:p>
          </table:table-cell>
          <table:table-cell table:number-columns-repeated="2" table:style-name="ce44"/>
          <table:table-cell office:value-type="string" table:style-name="ce50">
            <text:p><text:span text:style-name="T6">Assign an '</text:span>annotated<text:span text:style-name="T6">' tag (</text:span><text:span text:style-name="T3">tag_string</text:span><text:span text:style-name="T6">) to a commit<text:s/></text:span><text:span text:style-name="T3">SHA</text:span><text:span text:style-name="T6"><text:s/>with a<text:s/></text:span><text:span text:style-name="T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d</text:span><text:span text:style-name="T7"><text:s/></text:span><text:span text:style-name="T18">OR</text:span><text:span text:style-name="T7"><text:s/></text:span><text:span text:style-name="T23">--delete</text:span><text:span text:style-name="T7">)<text:s/></text:span><text:span text:style-name="T11">tag_string</text:span></text:p>
          </table:table-cell>
          <table:table-cell table:number-columns-repeated="2" table:style-name="ce44"/>
          <table:table-cell office:value-type="string" table:style-name="ce50">
            <text:p>Delete<text:span text:style-name="T6"><text:s/>a tag (</text:span><text:span text:style-name="T3">tag_string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]</text:p>
          </table:table-cell>
          <table:table-cell office:value-type="string" table:style-name="ce50">
            <text:p>+</text:p>
          </table:table-cell>
          <table:table-cell office:value-type="string" table:style-name="ce18">
            <text:p><text:span text:style-name="T7">(-l<text:s/></text:span><text:span text:style-name="T18">OR</text:span><text:span text:style-name="T7"><text:s/>--list)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tl]</text:p>
          </table:table-cell>
          <table:table-cell office:value-type="string" table:style-name="ce18">
            <text:p>List<text:span text:style-name="T6"><text:s/>tag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l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"</text:span><text:span text:style-name="T11">string_search*</text:span><text:span text:style-name="T7">"</text:span></text:p>
          </table:table-cell>
          <table:table-cell table:number-columns-repeated="2" table:style-name="ce14"/>
          <table:table-cell office:value-type="string" table:style-name="ce17">
            <text:p>Search<text:span text:style-name="T6"><text:s/>tags (wildcard<text:s/></text:span><text:span text:style-name="T28">*</text:span><text:span text:style-name="T6"><text:s/>can be use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n</text:p>
          </table:table-cell>
          <table:table-cell table:number-columns-repeated="2" table:style-name="ce44"/>
          <table:table-cell office:value-type="string" table:style-name="ce50">
            <text:p><text:span text:style-name="T6">List 1st<text:s/></text:span>line<text:span text:style-name="T6"><text:s/>of annotation with tag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tl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n</text:span><text:span text:style-name="T11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List notation with tags starting from a<text:s/></text:span>line<text:span text:style-name="T6"><text:s/>(</text:span><text:span text:style-name="T3">integer</text:span><text:span text:style-name="T6">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revert<text:s/></text:span><text:span text:style-name="T8">SHA</text:span></text:p>
          </table:table-cell>
          <table:table-cell table:number-columns-repeated="2" table:style-name="ce5"/>
          <table:table-cell office:value-type="string" table:style-name="ce6">
            <text:p>Revert<text:span text:style-name="T6"><text:s/>changes of a commit (</text:span><text:span text:style-name="T3">SHA</text:span><text:span text:style-name="T6">) and opens the editor. results in 2nd commi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clean -f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untracked<text:span text:style-name="T25"><text:s/></text:span><text:span text:style-name="T6"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lean -n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clean<text:s/></text:span><text:span text:style-name="T7">(</text:span><text:span text:style-name="T23">-d -f<text:s/></text:span><text:span text:style-name="T18">OR</text:span><text:span text:style-name="T23"><text:s/>-df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<text:span text:style-name="T6">Remove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lean (-d -n<text:s/></text:span><text:span text:style-name="T18">OR</text:span><text:span text:style-name="T7"><text:s/>-dn)</text:span></text:p>
          </table:table-cell>
          <table:table-cell table:number-columns-repeated="2" table:style-name="ce44"/>
          <table:table-cell office:value-type="string" table:style-name="ce50">
            <text:p><text:span text:style-name="T6">Preview removal of<text:s/></text:span>untracked<text:span text:style-name="T6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tore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t]</text:p>
          </table:table-cell>
          <table:table-cell office:value-type="string" table:style-name="ce50">
            <text:p><text:span text:style-name="T6">Restore file changes from<text:s/></text:span>work file<text:span text:style-name="T6"><text:s/>to<text:s/></text:span>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restore --staged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g]</text:p>
          </table:table-cell>
          <table:table-cell office:value-type="string" table:style-name="ce18">
            <text:p><text:span text:style-name="T6">Restore file changes from<text:s/></text:span>staging<text:span text:style-name="T6"><text:s/>back to<text:s/></text:span>work 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<text:span text:style-name="T8">filepath/filename<text:s/></text:span><text:span text:style-name="T26">filepath/filename</text:span></text:p>
          </table:table-cell>
          <table:table-cell table:number-columns-repeated="2" table:style-name="ce14"/>
          <table:table-cell office:value-type="string" table:style-name="ce17">
            <text:p><text:span text:style-name="T6">Specific<text:s/></text:span>files<text:span text:style-name="T6"><text:s/>chang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string</text:span><text:span text:style-name="T12">*</text:span></text:p>
          </table:table-cell>
          <table:table-cell table:number-columns-repeated="2" table:style-name="ce44"/>
          <table:table-cell office:value-type="string" table:style-name="ce50">
            <text:p><text:span text:style-name="T6">Specific files changes using<text:s/></text:span>wildcar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.<text:s/></text:span><text:span text:style-name="T18">OR</text:span><text:span text:style-name="T7"><text:s/>-A<text:s/></text:span><text:span text:style-name="T18">OR</text:span><text:span text:style-name="T7"><text:s/>--all</text:span></text:p>
          </table:table-cell>
          <table:table-cell table:number-columns-repeated="2" table:style-name="ce44"/>
          <table:table-cell office:value-type="string" table:style-name="ce50">
            <text:p>All<text:span text:style-name="T6"><text:s/>files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restore --source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c]</text:p>
          </table:table-cell>
          <table:table-cell office:value-type="string" table:style-name="ce18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c]</text:p>
          </table:table-cell>
          <table:table-cell office:value-type="string" table:style-name="ce50">
            <text:p>+</text:p>
          </table:table-cell>
          <table:table-cell office:value-type="string" table:style-name="ce38">
            <text:p>SHA filepath/filename</text:p>
          </table:table-cell>
          <table:table-cell table:number-columns-repeated="2" table:style-name="ce14"/>
          <table:table-cell office:value-type="string" table:style-name="ce17">
            <text:p><text:span text:style-name="T6">Restore file changes from<text:s/></text:span>another commit<text:span text:style-name="T6"><text:s/>(</text:span><text:span text:style-name="T3">SHA</text:span><text:span text:style-name="T6">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c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main</text:span><text:span text:style-name="T7">-2<text:s/></text:span><text:span text:style-name="T11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tore file changes from a commit<text:s/></text:span>ancestry<text:span text:style-name="T6"><text:s/>of<text:s/></text:span><text:span text:style-name="T5">main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switch<text:s/></text:span><text:span text:style-name="T8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sw]</text:p>
          </table:table-cell>
          <table:table-cell office:value-type="string" table:style-name="ce18">
            <text:p>Switch<text:span text:style-name="T6"><text:s/>(replaces checkout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branch_name</text:p>
          </table:table-cell>
          <table:table-cell table:number-columns-repeated="2" table:style-name="ce14"/>
          <table:table-cell office:value-type="string" table:style-name="ce17">
            <text:p><text:span text:style-name="T6">Move HEAD to<text:s/></text:span>another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</text:span><text:span text:style-name="T7">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tracking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 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<text:s/></text:span>new branch<text:span text:style-name="T6"><text:s/>from a<text:s/></text:span>tag referenc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etache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<text:s/></text:span>orphaned commit<text:span text:style-name="T6"><text:s/>from a<text:s/></text:span>tree-ish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iscard-changes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Switch to another branch<text:s/></text:span>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Switch and<text:s/></text:span>merge working tre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Move HEAD to a<text:s/></text:span>patch of chang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checkout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ch]</text:p>
          </table:table-cell>
          <table:table-cell office:value-type="string" table:style-name="ce18">
            <text:p>Checkout<text:span text:style-name="T6"><text:s/>(replaced by switch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21">
            <text:p>branch_name</text:p>
          </table:table-cell>
          <table:table-cell table:number-columns-repeated="2" table:style-name="ce14"/>
          <table:table-cell office:value-type="string" table:style-name="ce17">
            <text:p><text:span text:style-name="T6">Move HEAD to<text:s/></text:span>another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</text:span><text:span text:style-name="T7">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tracking<text:span text:style-name="T6"><text:s/>branch 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Checkout<text:span text:style-name="T6"><text:s/>file changes from<text:s/></text:span>work file<text:span text:style-name="T6"><text:s/>to<text:s/></text:span>original sta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tore changes from a<text:s/></text:span>commit directly to current work 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 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 new branch from a<text:s/></text:span>tag referenc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<text:s/></text:span>orphaned commit<text:span text:style-name="T6"><text:s/>from a<text:s/></text:span>tree-ish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Move HEAD to a<text:s/></text:span>patch of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branch</text:span><text:span text:style-name="T7">/</text:span><text:span text:style-name="T8">SHA</text:span></text:p>
          </table:table-cell>
          <table:table-cell table:number-columns-repeated="2" table:style-name="ce44"/>
          <table:table-cell office:value-type="string" table:style-name="ce50">
            <text:p><text:span text:style-name="T6">Specific<text:s/></text:span>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~</text:span><text:span text:style-name="T8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Commit<text:s/></text:span>ancestry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root</text:p>
          </table:table-cell>
          <table:table-cell table:number-columns-repeated="2" table:style-name="ce44"/>
          <table:table-cell office:value-type="string" table:style-name="ce50">
            <text:p>All<text:span text:style-name="T6"><text:s/>commit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reset<text:s/></text:span><text:span text:style-name="T8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s]</text:p>
          </table:table-cell>
          <table:table-cell office:value-type="string" table:style-name="ce18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HEAD</text:span></text:p>
          </table:table-cell>
          <table:table-cell table:number-columns-repeated="2" table:style-name="ce14"/>
          <table:table-cell office:value-type="string" table:style-name="ce17">
            <text:p><text:span text:style-name="T6">Reset<text:s/></text:span>file<text:span text:style-name="T6"><text:s/>changes from<text:s/></text:span>staging<text:span text:style-name="T6"><text:s/>back to<text:s/></text:span>working<text:span text:style-name="T6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et<text:s/></text:span>file<text:span text:style-name="T6"><text:s/>changes from<text:s/></text:span>commit<text:span text:style-name="T6"><text:s/>back to<text:s/></text:span>working<text:span text:style-name="T6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—-soft (HEAD^<text:s/></text:span><text:span text:style-name="T18">OR</text:span><text:span text:style-name="T7"><text:s/>HEAD~1)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last<text:s/></text:span>commit history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mixed<text:s/></text:span><text:span text:style-name="T7">(HEAD^<text:s/></text:span><text:span text:style-name="T18">OR</text:span><text:span text:style-name="T7"><text:s/>HEAD~1)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last<text:s/></text:span>commit history<text:s/><text:span text:style-name="T6">and<text:s/></text:span>file<text:span text:style-name="T6"><text:s/>changes to<text:s/></text:span>staging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hard<text:s/></text:span><text:span text:style-name="T7">(HEAD^<text:s/></text:span><text:span text:style-name="T18">OR</text:span><text:span text:style-name="T7"><text:s/>HEAD~1)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last<text:s/></text:span>commit history<text:s/><text:span text:style-name="T6">and<text:s/></text:span>file<text:span text:style-name="T6"><text:s/>changes to<text:s/></text:span>working<text:span text:style-name="T6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soft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<text:s/></text:span>HEAD<text:span text:style-name="T6"><text:s/>to a<text:s/></text:span>tree-i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mixe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HEAD to a tree-ish and<text:s/></text:span>matches stag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har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Reset the HEAD to a tree-ish and matches<text:s/></text:span>stage and work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<text:span text:style-name="T6">Reset files changes for<text:s/></text:span>patch<text:span text:style-name="T6"><text:s/>from staging back to working 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hard</text:span><text:span text:style-name="T7"><text:s/></text:span><text:span text:style-name="T11">branch_name</text:span></text:p>
          </table:table-cell>
          <table:table-cell table:number-columns-repeated="2" table:style-name="ce44"/>
          <table:table-cell office:value-type="string" table:style-name="ce50">
            <text:p>Hard<text:span text:style-name="T6"><text:s/>reset current state to a<text:s/></text:span><text:span text:style-name="T29"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hard</text:span><text:span text:style-name="T7"><text:s/>ORIG_HEAD</text:span></text:p>
          </table:table-cell>
          <table:table-cell table:number-columns-repeated="2" table:style-name="ce44"/>
          <table:table-cell office:value-type="string" table:style-name="ce50">
            <text:p>Undo<text:span text:style-name="T6"><text:s/>a simple<text:s/></text:span>rebase<text:span text:style-name="T6"><text:s/>where the ORIG_HEAD is unchanged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number-columns-spanned="2" table:number-rows-spanned="1" table:style-name="ce70">
            <text:p>Make File Changes to Commit and Re-Commit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style-name="ce10"/>
          <table:table-cell table:number-columns-repeated="2" table:style-name="ce11"/>
          <table:table-cell office:value-type="string" table:style-name="ce12">
            <text:p>Resets a commit history, makes changes and re-commi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7">
            <text:p><text:span text:style-name="T7">git reset —-soft (HEAD^<text:s/></text:span><text:span text:style-name="T18">OR</text:span><text:span text:style-name="T7"><text:s/>HEAD~1)</text:span></text:p>
          </table:table-cell>
          <table:table-cell table:number-columns-repeated="2" table:style-name="ce14"/>
          <table:table-cell office:value-type="string" table:style-name="ce17">
            <text:p><text:span text:style-name="T6">Reset the last<text:s/></text:span>commit history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et HEAD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<text:span text:style-name="T6">Reset<text:s/></text:span><text:span text:style-name="T14">specific file</text:span><text:span text:style-name="T6"><text:s/>and<text:s/></text:span><text:span text:style-name="T14">remove</text:span><text:span text:style-name="T6"><text:s/>from commit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ommit -c ORIG_HEAD</text:p>
          </table:table-cell>
          <table:table-cell table:number-columns-repeated="2" table:style-name="ce44"/>
          <table:table-cell office:value-type="string" table:style-name="ce50">
            <text:p><text:span text:style-name="T14">Re-commit</text:span><text:span text:style-name="T6"><text:s/>and open editor to change or accept<text:s/></text:span><text:span text:style-name="T14">previous messag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git reset HEAD</text:p>
          </table:table-cell>
          <table:table-cell office:value-type="string" table:style-name="ce6">
            <text:p>=</text:p>
          </table:table-cell>
          <table:table-cell office:value-type="string" table:style-name="ce6">
            <text:p>[rs]</text:p>
          </table:table-cell>
          <table:table-cell office:value-type="string" table:style-name="ce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restore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t]</text:p>
          </table:table-cell>
          <table:table-cell office:value-type="string" table:style-name="ce50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store (-S<text:s/></text:span><text:span text:style-name="T18">OR</text:span><text:span text:style-name="T7"><text:s/>--staged)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g]</text:p>
          </table:table-cell>
          <table:table-cell office:value-type="string" table:style-name="ce50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branch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b]</text:p>
          </table:table-cell>
          <table:table-cell office:value-type="string" table:style-name="ce50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r</text:p>
          </table:table-cell>
          <table:table-cell table:number-columns-repeated="2" table:style-name="ce44"/>
          <table:table-cell office:value-type="string" table:style-name="ce50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a</text:p>
          </table:table-cell>
          <table:table-cell table:number-columns-repeated="2" table:style-name="ce44"/>
          <table:table-cell office:value-type="string" table:style-name="ce50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new_branch_name</text:p>
          </table:table-cell>
          <table:table-cell table:number-columns-repeated="2" table:style-name="ce44"/>
          <table:table-cell office:value-type="string" table:style-name="ce50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new_branch_name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m<text:s/></text:span><text:span text:style-name="T8">old_branch_name 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name a branch.<text:s/></text:span><text:span text:style-name="T30">old_branch_name</text:span><text:span text:style-name="T6"><text:s/>is optional defaults to current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d</text:span><text:span text:style-name="T7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D</text:span><text:span text:style-name="T7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merged</text:p>
          </table:table-cell>
          <table:table-cell table:number-columns-repeated="2" table:style-name="ce44"/>
          <table:table-cell office:value-type="string" table:style-name="ce50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no-merged</text:p>
          </table:table-cell>
          <table:table-cell table:number-columns-repeated="2" table:style-name="ce44"/>
          <table:table-cell office:value-type="string" table:style-name="ce50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b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unset-upstrea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witch<text:s/></text:span><text:span text:style-name="T8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sw]</text:p>
          </table:table-cell>
          <table:table-cell office:value-type="string" table:style-name="ce50">
            <text:p>Switch<text:span text:style-name="T6"><text:s/>(replaces checkout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branch_name</text:p>
          </table:table-cell>
          <table:table-cell table:number-columns-repeated="2" table:style-name="ce44"/>
          <table:table-cell office:value-type="string" table:style-name="ce50">
            <text:p><text:span text:style-name="T6">Move HEAD to<text:s/></text:span>another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c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Creates a<text:s/></text:span>new tracking branch<text:span text:style-name="T6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origingit<text:s/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 new branch from a<text:s/></text:span><text:span text:style-name="T28">tag</text:span><text:span text:style-name="T6"><text:s/>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etached<text:s/></text:span><text:span text:style-name="T8">tree-ish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 orphaned commit from a<text:s/></text:span><text:span text:style-name="T28">tree-ish</text:span>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discard-changes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sw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heckout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ch]</text:p>
          </table:table-cell>
          <table:table-cell office:value-type="string" table:style-name="ce50">
            <text:p>Checkout<text:span text:style-name="T6"><text:s/>(superseded by switch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branch_name</text:p>
          </table:table-cell>
          <table:table-cell table:number-columns-repeated="2" table:style-name="ce44"/>
          <table:table-cell office:value-type="string" table:style-name="ce50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</text:span></text:p>
          </table:table-cell>
          <table:table-cell table:number-columns-repeated="2" table:style-name="ce44"/>
          <table:table-cell office:value-type="string" table:style-name="ce50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SHA</text:span><text:span text:style-name="T7"><text:s/></text:span><text:span text:style-name="T31">--<text:s/></text:span><text:span text:style-name="T26">filepath/filename</text:span></text:p>
          </table:table-cell>
          <table:table-cell table:number-columns-repeated="2" table:style-name="ce44"/>
          <table:table-cell office:value-type="string" table:style-name="ce50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b<text:s/></text:span><text:span text:style-name="T8">new_branch_name 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d switch to a new branch from a<text:s/></text:span><text:span text:style-name="T28">tag</text:span><text:span text:style-name="T6"><text:s/>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8">tag</text:span></text:p>
          </table:table-cell>
          <table:table-cell table:number-columns-repeated="2" table:style-name="ce44"/>
          <table:table-cell office:value-type="string" table:style-name="ce50">
            <text:p><text:span text:style-name="T6">Create an orphaned commit from a<text:s/></text:span><text:span text:style-name="T28">tag</text:span><text:span text:style-name="T6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ch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-p<text:s/></text:span><text:span text:style-name="T18">OR</text:span><text:span text:style-name="T7"><text:s/>--patch)</text:span></text:p>
          </table:table-cell>
          <table:table-cell table:number-columns-repeated="2" table:style-name="ce44"/>
          <table:table-cell office:value-type="string" table:style-name="ce50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<text:s/></text:span><text:span text:style-name="T8">branch_name branch_name</text:span></text:p>
          </table:table-cell>
          <table:table-cell table:number-columns-repeated="2" table:style-name="ce44"/>
          <table:table-cell office:value-type="string" table:style-name="ce50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diff<text:s/></text:span><text:span text:style-name="T8">branch_name</text:span><text:span text:style-name="T7">..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merge</text:span><text:span text:style-name="T7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Merge<text:s/></text:span><text:span text:style-name="T30">branch_name</text:span><text:span text:style-name="T6"><text:s/>back in to current branch</text:span></text:p>
          </table:table-cell>
          <table:table-cell table:number-columns-repeated="16378"/>
        </table:table-row>
        <table:table-row table:number-rows-repeated="2"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revert<text:s/></text:span><text:span text:style-name="T8">SHA</text:span></text:p>
          </table:table-cell>
          <table:table-cell table:number-columns-repeated="2" table:style-name="ce44"/>
          <table:table-cell office:value-type="string" table:style-name="ce50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filename<text:s/></text:span><text:span text:style-name="T26">filename</text:span></text:p>
          </table:table-cell>
          <table:table-cell table:number-columns-repeated="2" table:style-name="ce44"/>
          <table:table-cell office:value-type="string" table:style-name="ce50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62">
            <text:p><text:span text:style-name="T8">filename string</text:span><text:span text:style-name="T12">*</text:span></text:p>
          </table:table-cell>
          <table:table-cell table:number-columns-repeated="2" table:style-name="ce44"/>
          <table:table-cell office:value-type="string" table:style-name="ce50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.<text:s/></text:span><text:span text:style-name="T32">OR</text:span><text:span text:style-name="T7"><text:s/>-A<text:s/></text:span><text:span text:style-name="T32">OR</text:span><text:span text:style-name="T7"><text:s/>--all</text:span></text:p>
          </table:table-cell>
          <table:table-cell table:number-columns-repeated="2" table:style-name="ce44"/>
          <table:table-cell office:value-type="string" table:style-name="ce50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12">
            <text:p><text:span text:style-name="T7">git remote<text:s/></text:span><text:span text:style-name="T26">option</text:span></text:p>
          </table:table-cell>
          <table:table-cell office:value-type="string" table:style-name="ce12">
            <text:p>=</text:p>
          </table:table-cell>
          <table:table-cell office:value-type="string" table:style-name="ce12">
            <text:p>[r]</text:p>
          </table:table-cell>
          <table:table-cell office:value-type="string" table:style-name="ce12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-v</text:p>
          </table:table-cell>
          <table:table-cell table:number-columns-repeated="2" table:style-name="ce14"/>
          <table:table-cell office:value-type="string" table:style-name="ce17">
            <text:p><text:span text:style-name="T6">Show<text:s/></text:span>more information<text:span text:style-name="T6"><text:s/>of all remotes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add<text:s/></text:span><text:span text:style-name="T13">origin</text:span><text:span text:style-name="T7"><text:s/></text:span><text:span text:style-name="T8">remote_url</text:span></text:p>
          </table:table-cell>
          <table:table-cell table:number-columns-repeated="2" table:style-name="ce44"/>
          <table:table-cell office:value-type="string" table:style-name="ce50">
            <text:p>Push<text:span text:style-name="T6"><text:s/>a new remote branch named<text:s/></text:span><text:span text:style-name="T33">origin</text:span><text:span text:style-name="T6"><text:s/>(convention) to an<text:s/></text:span>empty repo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remove<text:s/></text:span><text:span text:style-name="T11">remote_branch_name</text:span></text:p>
          </table:table-cell>
          <table:table-cell table:number-columns-repeated="2" table:style-name="ce44"/>
          <table:table-cell office:value-type="string" table:style-name="ce50">
            <text:p>Remove<text:span text:style-name="T6"><text:s/>(delete) a local record of a remot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rename<text:s/></text:span><text:span text:style-name="T11">old_remote_branch_name new_remote_branch_name</text:span></text:p>
          </table:table-cell>
          <table:table-cell table:number-columns-repeated="2" table:style-name="ce44"/>
          <table:table-cell office:value-type="string" table:style-name="ce50">
            <text:p>Rename<text:span text:style-name="T6"><text:s/>a remot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7">set-url</text:span><text:span text:style-name="T13"><text:s/>origin</text:span><text:span text:style-name="T11"><text:s/>remote_url</text:span></text:p>
          </table:table-cell>
          <table:table-cell table:number-columns-repeated="2" table:style-name="ce44"/>
          <table:table-cell office:value-type="string" table:style-name="ce50">
            <text:p><text:span text:style-name="T6">Update a<text:s/></text:span>repo URL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]</text:p>
          </table:table-cell>
          <table:table-cell office:value-type="string" table:style-name="ce50">
            <text:p>+</text:p>
          </table:table-cell>
          <table:table-cell office:value-type="string" table:style-name="ce18">
            <text:p><text:span text:style-name="T7">prune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r]</text:p>
          </table:table-cell>
          <table:table-cell office:value-type="string" table:style-name="ce18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r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(-n OR --dry-run)</text:p>
          </table:table-cell>
          <table:table-cell table:number-columns-repeated="2" table:style-name="ce14"/>
          <table:table-cell office:value-type="string" table:style-name="ce17">
            <text:p>Preview<text:span text:style-name="T6"><text:s/>removal of an orphaned 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r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(-v OR --verbose)</text:p>
          </table:table-cell>
          <table:table-cell table:number-columns-repeated="2" table:style-name="ce44"/>
          <table:table-cell office:value-type="string" table:style-name="ce50">
            <text:p><text:span text:style-name="T6">Remove (delete) an orphaned branch with<text:s/></text:span>detailed readout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push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]</text:p>
          </table:table-cell>
          <table:table-cell office:value-type="string" table:style-name="ce18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37">
            <text:p><text:span text:style-name="T13">origin</text:span><text:span text:style-name="T12"><text:s/></text:span><text:span text:style-name="T8">branch_name</text:span></text:p>
          </table:table-cell>
          <table:table-cell table:number-columns-repeated="2" table:style-name="ce14"/>
          <table:table-cell office:value-type="string" table:style-name="ce17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3">origin</text:span><text:span text:style-name="T12"><text:s/>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3">origin</text:span><text:span text:style-name="T7"><text:s/>--tags</text:span></text:p>
          </table:table-cell>
          <table:table-cell table:number-columns-repeated="2" table:style-name="ce44"/>
          <table:table-cell office:value-type="string" table:style-name="ce50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d</text:span><text:span text:style-name="T34"><text:s/></text:span><text:span text:style-name="T18">OR</text:span><text:span text:style-name="T34"><text:s/></text:span><text:span text:style-name="T23">--delete)<text:s/></text:span><text:span text:style-name="T13">origin</text:span><text:span text:style-name="T23"><text:s/>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origin<text:s/></text:span><text:span text:style-name="T23">:</text:span><text:span text:style-name="T8">tag</text:span></text:p>
          </table:table-cell>
          <table:table-cell table:number-columns-repeated="2" table:style-name="ce44"/>
          <table:table-cell office:value-type="string" table:style-name="ce50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u<text:s/></text:span><text:span text:style-name="T13">origin</text:span><text:span text:style-name="T12">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20">Push</text:span><text:span text:style-name="T6"><text:s/>changes to<text:s/></text:span><text:span text:style-name="T20">remote</text:span><text:span text:style-name="T6"><text:s/>and<text:s/></text:span><text:span text:style-name="T20">track</text:span><text:span text:style-name="T6"><text:s/>remote from<text:s/></text:span><text:span text:style-name="T20">now 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-u<text:s/></text:span><text:span text:style-name="T13">origin</text:span><text:span text:style-name="T7">/</text:span><text:span text:style-name="T8">branch_name branch_name</text:span></text:p>
          </table:table-cell>
          <table:table-cell table:number-columns-repeated="2" table:style-name="ce44"/>
          <table:table-cell office:value-type="string" table:style-name="ce50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f</text:span><text:span text:style-name="T7"><text:s/></text:span><text:span text:style-name="T18">OR</text:span><text:span text:style-name="T7"><text:s/></text:span><text:span text:style-name="T23">--force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origin<text:s/></text:span><text:span text:style-name="T7">(</text:span><text:span text:style-name="T23">-d</text:span><text:span text:style-name="T34"><text:s/></text:span><text:span text:style-name="T18">OR</text:span><text:span text:style-name="T34"><text:s/></text:span><text:span text:style-name="T23">--delete)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13">origin<text:s/></text:span><text:span text:style-name="T23">: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lone<text:s/></text:span><text:span text:style-name="T8">remote_url</text:span></text:p>
          </table:table-cell>
          <table:table-cell table:number-columns-repeated="2" table:style-name="ce44"/>
          <table:table-cell office:value-type="string" table:style-name="ce50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branch -r</text:p>
          </table:table-cell>
          <table:table-cell table:number-columns-repeated="2" table:style-name="ce44"/>
          <table:table-cell office:value-type="string" table:style-name="ce50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branch -a</text:p>
          </table:table-cell>
          <table:table-cell table:number-columns-repeated="2" table:style-name="ce44"/>
          <table:table-cell office:value-type="string" table:style-name="ce50">
            <text:p>Show both local and remote branches</text:p>
          </table:table-cell>
          <table:table-cell table:number-columns-repeated="16378"/>
        </table:table-row>
        <table:table-row table:style-name="ro3">
          <table:table-cell table:number-columns-repeated="2" table:style-name="ce44"/>
          <table:table-cell office:value-type="string" table:style-name="ce65">
            <text:p><text:span text:style-name="T7">git branch --set-upstream-to=</text:span><text:span text:style-name="T13">origin</text:span><text:span text:style-name="T7">/</text:span><text:span text:style-name="T8">branch_name branch_name</text:span></text:p>
          </table:table-cell>
          <table:table-cell table:number-columns-repeated="2" table:style-name="ce44"/>
          <table:table-cell office:value-type="string" table:style-name="ce67">
            <text:p>Start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branch --unset-upstream<text:s/>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62">
            <text:p><text:span text:style-name="T7">git branch<text:s/></text:span><text:span text:style-name="T8">new_branch_name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heckout -b<text:s/></text:span><text:span text:style-name="T8">new_branch_name</text:span><text:span text:style-name="T7"><text:s/></text:span><text:span text:style-name="T13">origin</text:span><text:span text:style-name="T7">/</text:span><text:span text:style-name="T8">branch_name</text:span></text:p>
          </table:table-cell>
          <table:table-cell table:number-columns-repeated="2" table:style-name="ce44"/>
          <table:table-cell office:value-type="string" table:style-name="ce50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</text:p>
          </table:table-cell>
          <table:table-cell table:number-columns-repeated="2" table:style-name="ce44"/>
          <table:table-cell office:value-type="string" table:style-name="ce50">
            <text:p><text:span text:style-name="T6">Fetches changes from remote to<text:s/></text:span><text:span text:style-name="T33">origin</text:span><text:span text:style-name="T6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 --tags</text:p>
          </table:table-cell>
          <table:table-cell table:number-columns-repeated="2" table:style-name="ce44"/>
          <table:table-cell office:value-type="string" table:style-name="ce50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etch --all</text:p>
          </table:table-cell>
          <table:table-cell table:number-columns-repeated="2" table:style-name="ce44"/>
          <table:table-cell office:value-type="string" table:style-name="ce50">
            <text:p><text:span text:style-name="T6">Fetches changes from remote to<text:s/></text:span><text:span text:style-name="T33">origin</text:span><text:span text:style-name="T6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fetch (</text:span><text:span text:style-name="T23">-p</text:span><text:span text:style-name="T7"><text:s/></text:span><text:span text:style-name="T18">OR</text:span><text:span text:style-name="T7"><text:s/></text:span><text:span text:style-name="T23">--prune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<text:span text:style-name="T6">Fetches changes from remote to<text:s/></text:span><text:span text:style-name="T33">origin</text:span><text:span text:style-name="T6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pull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pu]</text:p>
          </table:table-cell>
          <table:table-cell office:value-type="string" table:style-name="ce50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ll</text:p>
          </table:table-cell>
          <table:table-cell table:number-columns-repeated="2" table:style-name="ce44"/>
          <table:table-cell office:value-type="string" table:style-name="ce50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(</text:span><text:span text:style-name="T23">-r</text:span><text:span text:style-name="T7"><text:s/></text:span><text:span text:style-name="T18">OR</text:span><text:span text:style-name="T7"><text:s/></text:span><text:span text:style-name="T23">--rebase</text:span><text:span text:style-name="T7">)</text:span></text:p>
          </table:table-cell>
          <table:table-cell table:number-columns-repeated="2" table:style-name="ce44"/>
          <table:table-cell office:value-type="string" table:style-name="ce50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rebase</text:span><text:span text:style-name="T7">=preserve</text:span></text:p>
          </table:table-cell>
          <table:table-cell table:number-columns-repeated="2" table:style-name="ce44"/>
          <table:table-cell office:value-type="string" table:style-name="ce50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rebase</text:span><text:span text:style-name="T7">=interactive</text:span></text:p>
          </table:table-cell>
          <table:table-cell table:number-columns-repeated="2" table:style-name="ce44"/>
          <table:table-cell office:value-type="string" table:style-name="ce50">
            <text:p>fetch and rebase in interactive mode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style-name="ce9">
            <text:p>Push a Local Git Instance to an Empty Repo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number-columns-repeated="3" table:style-name="ce39"/>
          <table:table-cell office:value-type="string" table:style-name="ce40">
            <text:p>From the main branch</text:p>
          </table:table-cell>
          <table:table-cell table:number-columns-repeated="16378"/>
        </table:table-row>
        <table:table-row table:style-name="ro2">
          <table:table-cell table:style-name="ce44"/>
          <table:table-cell table:style-name="ce41"/>
          <table:table-cell office:value-type="string" table:style-name="ce42">
            <text:p><text:span text:style-name="T7">git remote add<text:s/></text:span><text:span text:style-name="T13">origin</text:span><text:span text:style-name="T7"><text:s/></text:span><text:span text:style-name="T8">remote_url</text:span></text:p>
          </table:table-cell>
          <table:table-cell table:number-columns-repeated="2" table:style-name="ce77"/>
          <table:table-cell office:value-type="string" table:style-name="ce50">
            <text:p>Push<text:span text:style-name="T6"><text:s/>a new remote branch named<text:s/></text:span><text:span text:style-name="T33">origin</text:span><text:span text:style-name="T6"><text:s/>(convention) to an<text:s/></text:span>empty repo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push -u<text:s/></text:span><text:span text:style-name="T13">origin</text:span><text:span text:style-name="T12"><text:s/></text:span><text:span text:style-name="T8">main</text:span></text:p>
          </table:table-cell>
          <table:table-cell table:number-columns-repeated="2" table:style-name="ce44"/>
          <table:table-cell office:value-type="string" table:style-name="ce50">
            <text:p><text:span text:style-name="T14">Push</text:span><text:span text:style-name="T6"><text:s/>changes to<text:s/></text:span><text:span text:style-name="T14">remote</text:span><text:span text:style-name="T6"><text:s/>and<text:s/></text:span><text:span text:style-name="T14">track</text:span><text:span text:style-name="T6"><text:s/>remote from<text:s/></text:span><text:span text:style-name="T14">now on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5">
          <table:table-cell table:number-columns-repeated="2" table:style-name="ce44"/>
          <table:table-cell office:value-type="string" table:style-name="ce9">
            <text:p>Merge Pull Request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number-columns-repeated="2" table:style-name="ce44"/>
          <table:table-cell table:number-columns-repeated="3" table:style-name="ce39"/>
          <table:table-cell office:value-type="string" table:style-name="ce43">
            <text:p>From within the pull request bran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45">
            <text:p><text:span text:style-name="T7">git pull<text:s/></text:span><text:span text:style-name="T13">origin</text:span><text:span text:style-name="T7"><text:s/></text:span><text:span text:style-name="T8">main-branch</text:span></text:p>
          </table:table-cell>
          <table:table-cell table:number-columns-repeated="2" table:style-name="ce78"/>
          <table:table-cell office:value-type="string" table:style-name="ce46">
            <text:p><text:span text:style-name="T14">fetch and update</text:span><text:span text:style-name="T6"><text:s/>local commits from the<text:s/></text:span><text:span text:style-name="T14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switch<text:s/></text:span><text:span text:style-name="T8">main-branch</text:span></text:p>
          </table:table-cell>
          <table:table-cell table:number-columns-repeated="2" table:style-name="ce44"/>
          <table:table-cell office:value-type="string" table:style-name="ce50">
            <text:p><text:span text:style-name="T14">Switch</text:span><text:span text:style-name="T6"><text:s/>to the<text:s/></text:span><text:span text:style-name="T14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35">merge</text:span><text:span text:style-name="T7"><text:s/></text:span><text:span text:style-name="T8">pull_request_branch</text:span></text:p>
          </table:table-cell>
          <table:table-cell table:number-columns-repeated="2" table:style-name="ce44"/>
          <table:table-cell office:value-type="string" table:style-name="ce50">
            <text:p><text:span text:style-name="T14">Merge</text:span><text:span text:style-name="T6"><text:s/>the<text:s/></text:span><text:span text:style-name="T14">pull request branch</text:span><text:span text:style-name="T6"><text:s/>with the<text:s/></text:span><text:span text:style-name="T14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push -u<text:s/></text:span><text:span text:style-name="T13">origin</text:span><text:span text:style-name="T7"><text:s/></text:span><text:span text:style-name="T8">main-branch</text:span></text:p>
          </table:table-cell>
          <table:table-cell table:number-columns-repeated="2" table:style-name="ce44"/>
          <table:table-cell office:value-type="string" table:style-name="ce50">
            <text:p><text:span text:style-name="T14">Push</text:span><text:span text:style-name="T6"><text:s/>the merge up to the<text:s/></text:span><text:span text:style-name="T14">remote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add (-i<text:s/></text:span><text:span text:style-name="T18">OR</text:span><text:span text:style-name="T7"><text:s/>--interactive)</text:span></text:p>
          </table:table-cell>
          <table:table-cell office:value-type="string" table:style-name="ce6">
            <text:p>=</text:p>
          </table:table-cell>
          <table:table-cell office:value-type="string" table:style-name="ce6">
            <text:p>[i]</text:p>
          </table:table-cell>
          <table:table-cell office:value-type="string" table:style-name="ce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1<text:s/></text:span><text:span text:style-name="T18">OR</text:span><text:span text:style-name="T7"><text:s/>s</text:span></text:p>
          </table:table-cell>
          <table:table-cell table:number-columns-repeated="2" table:style-name="ce44"/>
          <table:table-cell office:value-type="string" table:style-name="ce50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2<text:s/></text:span><text:span text:style-name="T18">OR</text:span><text:span text:style-name="T7"><text:s/>u</text:span></text:p>
          </table:table-cell>
          <table:table-cell table:number-columns-repeated="2" table:style-name="ce44"/>
          <table:table-cell office:value-type="string" table:style-name="ce50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3<text:s/></text:span><text:span text:style-name="T18">OR</text:span><text:span text:style-name="T7"><text:s/>r</text:span></text:p>
          </table:table-cell>
          <table:table-cell table:number-columns-repeated="2" table:style-name="ce44"/>
          <table:table-cell office:value-type="string" table:style-name="ce50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4<text:s/></text:span><text:span text:style-name="T18">OR</text:span><text:span text:style-name="T7"><text:s/>a</text:span></text:p>
          </table:table-cell>
          <table:table-cell table:number-columns-repeated="2" table:style-name="ce44"/>
          <table:table-cell office:value-type="string" table:style-name="ce50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5<text:s/></text:span><text:span text:style-name="T18">OR</text:span><text:span text:style-name="T7"><text:s/>p</text:span></text:p>
          </table:table-cell>
          <table:table-cell table:number-columns-repeated="2" table:style-name="ce44"/>
          <table:table-cell office:value-type="string" table:style-name="ce50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6<text:s/></text:span><text:span text:style-name="T18">OR</text:span><text:span text:style-name="T7"><text:s/>d</text:span></text:p>
          </table:table-cell>
          <table:table-cell table:number-columns-repeated="2" table:style-name="ce44"/>
          <table:table-cell office:value-type="string" table:style-name="ce50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7<text:s/></text:span><text:span text:style-name="T18">OR</text:span><text:span text:style-name="T7"><text:s/>q</text:span></text:p>
          </table:table-cell>
          <table:table-cell table:number-columns-repeated="2" table:style-name="ce44"/>
          <table:table-cell office:value-type="string" table:style-name="ce50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8<text:s/></text:span><text:span text:style-name="T18">OR</text:span><text:span text:style-name="T7"><text:s/>h</text:span></text:p>
          </table:table-cell>
          <table:table-cell table:number-columns-repeated="2" table:style-name="ce44"/>
          <table:table-cell office:value-type="string" table:style-name="ce50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a</text:p>
          </table:table-cell>
          <table:table-cell table:number-columns-repeated="2" table:style-name="ce44"/>
          <table:table-cell office:value-type="string" table:style-name="ce50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?</text:p>
          </table:table-cell>
          <table:table-cell table:number-columns-repeated="2" table:style-name="ce44"/>
          <table:table-cell office:value-type="string" table:style-name="ce50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herry-pick<text:s/></text:span><text:span text:style-name="T11">SHA</text:span></text:p>
          </table:table-cell>
          <table:table-cell table:number-columns-repeated="2" table:style-name="ce44"/>
          <table:table-cell office:value-type="string" table:style-name="ce50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 cherry-pick (-e<text:s/></text:span><text:span text:style-name="T18">OR</text:span><text:span text:style-name="T7"><text:s/>--edit)<text:s/></text:span><text:span text:style-name="T11">SHA</text:span></text:p>
          </table:table-cell>
          <table:table-cell table:number-columns-repeated="2" table:style-name="ce44"/>
          <table:table-cell office:value-type="string" table:style-name="ce50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herry-pick --continue</text:p>
          </table:table-cell>
          <table:table-cell table:number-columns-repeated="2" table:style-name="ce44"/>
          <table:table-cell office:value-type="string" table:style-name="ce50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cherry-pick --abort</text:p>
          </table:table-cell>
          <table:table-cell table:number-columns-repeated="2" table:style-name="ce44"/>
          <table:table-cell office:value-type="string" table:style-name="ce50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git format-patch</text:p>
          </table:table-cell>
          <table:table-cell table:number-columns-repeated="3" table:style-name="ce44"/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5"/>
          <table:table-cell office:value-type="string" table:style-name="ce6">
            <text:p><text:span text:style-name="T7">git merge-base<text:s/></text:span><text:span text:style-name="T11">base_branch branch_name</text:span></text:p>
          </table:table-cell>
          <table:table-cell table:number-columns-repeated="2" table:style-name="ce5"/>
          <table:table-cell office:value-type="string" table:style-name="ce6">
            <text:p><text:span text:style-name="T6">Gives the<text:s/></text:span>SHA<text:span text:style-name="T6"><text:s/>of the point of divergence of the branch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 log<text:s/></text:span><text:span text:style-name="T26">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l]</text:p>
          </table:table-cell>
          <table:table-cell office:value-type="string" table:style-name="ce18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l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--graph --all --oneline --decorate</text:p>
          </table:table-cell>
          <table:table-cell table:number-columns-repeated="2" table:style-name="ce14"/>
          <table:table-cell office:value-type="string" table:style-name="ce17">
            <text:p><text:span text:style-name="T6">Displays log<text:s/></text:span>map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reset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s]</text:p>
          </table:table-cell>
          <table:table-cell office:value-type="string" table:style-name="ce18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rs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23">--hard</text:span><text:span text:style-name="T7"><text:s/>ORIG_HEAD</text:span></text:p>
          </table:table-cell>
          <table:table-cell table:number-columns-repeated="2" table:style-name="ce14"/>
          <table:table-cell office:value-type="string" table:style-name="ce17">
            <text:p><text:span text:style-name="T6">Undo a simple rebase where the<text:s/></text:span><text:span text:style-name="T29">ORIG_HEAD</text:span><text:span text:style-name="T6"><text:s/>is unchanged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50">
            <text:p><text:span text:style-name="T7">git<text:s/></text:span><text:span text:style-name="T23">rebase</text:span><text:span text:style-name="T7"><text:s/></text:span><text:span text:style-name="T11">required option</text:span></text:p>
          </table:table-cell>
          <table:table-cell office:value-type="string" table:style-name="ce50">
            <text:p>=</text:p>
          </table:table-cell>
          <table:table-cell office:value-type="string" table:style-name="ce50">
            <text:p>[rb]</text:p>
          </table:table-cell>
          <table:table-cell office:value-type="string" table:style-name="ce50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<text:span text:style-name="T7">git<text:s/></text:span><text:span text:style-name="T23">rebase</text:span><text:span text:style-name="T7"><text:s/>(-i<text:s/></text:span><text:span text:style-name="T18">OR</text:span><text:span text:style-name="T7"><text:s/>--interactive)<text:s/></text:span><text:span text:style-name="T11">required option</text:span>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ri]</text:p>
          </table:table-cell>
          <table:table-cell office:value-type="string" table:style-name="ce18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38">
            <text:p>base_branch</text:p>
          </table:table-cell>
          <table:table-cell table:number-columns-repeated="2" table:style-name="ce14"/>
          <table:table-cell office:value-type="string" table:style-name="ce17">
            <text:p><text:span text:style-name="T6">Rebase the current branch to a<text:s/></text:span><text:span text:style-name="T3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75">
            <text:p><text:span text:style-name="T11">base_branch</text:span><text:span text:style-name="T12"><text:s/></text:span><text:span text:style-name="T26">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<text:s/></text:span><text:span text:style-name="T3">base_branch</text:span><text:span text:style-name="T6"><text:s/>a<text:s/></text:span><text:span text:style-name="T4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7">HEAD~</text:span><text:span text:style-name="T11">interger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n inherited<text:s/></text:span><text:span text:style-name="T3">SHA</text:span><text:span text:style-name="T6"><text:s/>(commonly used with<text:s/></text:span><text:span text:style-name="T25">-i</text:span><text:span text:style-name="T6"><text:s/>to ammend comitts locally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23">--onto</text:span><text:span text:style-name="T11"><text:s/>new_base current_base 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<text:s/></text:span>non-linear<text:span text:style-name="T6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2">
            <text:p><text:span text:style-name="T23">--onto</text:span><text:span text:style-name="T11"><text:s/>SHA current_base branch_name</text:span></text:p>
          </table:table-cell>
          <table:table-cell table:number-columns-repeated="2" table:style-name="ce44"/>
          <table:table-cell office:value-type="string" table:style-name="ce50">
            <text:p><text:span text:style-name="T6">Rebase to a<text:s/></text:span><text:span text:style-name="T36">SHA</text:span><text:span text:style-name="T6"><text:s/>commit (can also be used to reverse a rebase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mend</text:p>
          </table:table-cell>
          <table:table-cell table:number-columns-repeated="2" table:style-name="ce44"/>
          <table:table-cell office:value-type="string" table:style-name="ce50">
            <text:p>Amend<text:span text:style-name="T6"><text:s/>the current commit in<text:s/></text:span>interactive<text:span text:style-name="T6"><text:s/>mode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23">--continue</text:span></text:p>
          </table:table-cell>
          <table:table-cell table:number-columns-repeated="2" table:style-name="ce44"/>
          <table:table-cell office:value-type="string" table:style-name="ce50">
            <text:p>Continue<text:span text:style-name="T6"><text:s/>to next commit after conflict resolution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skip</text:p>
          </table:table-cell>
          <table:table-cell table:number-columns-repeated="2" table:style-name="ce44"/>
          <table:table-cell office:value-type="string" table:style-name="ce50">
            <text:p>Skip<text:span text:style-name="T6"><text:s/>a commit (allows the existing commit to apply)</text:span>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x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--abort</text:p>
          </table:table-cell>
          <table:table-cell table:number-columns-repeated="2" table:style-name="ce44"/>
          <table:table-cell office:value-type="string" table:style-name="ce50">
            <text:p>Abort<text:span text:style-name="T6"><text:s/>a rebase (rebase is not applied)</text:span></text:p>
          </table:table-cell>
          <table:table-cell table:number-columns-repeated="16378"/>
        </table:table-row>
        <table:table-row table:style-name="ro2">
          <table:table-cell table:number-columns-repeated="6" table:style-name="ce44"/>
          <table:table-cell table:number-columns-repeated="16378"/>
        </table:table-row>
        <table:table-row table:style-name="ro2">
          <table:table-cell table:number-columns-repeated="2" table:style-name="ce44"/>
          <table:table-cell office:value-type="string" table:style-name="ce18">
            <text:p>git pull</text:p>
          </table:table-cell>
          <table:table-cell office:value-type="string" table:style-name="ce18">
            <text:p>=</text:p>
          </table:table-cell>
          <table:table-cell office:value-type="string" table:style-name="ce18">
            <text:p>[pu]</text:p>
          </table:table-cell>
          <table:table-cell office:value-type="string" table:style-name="ce18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17">
            <text:p><text:span text:style-name="T7">git pull (</text:span><text:span text:style-name="T23">-r</text:span><text:span text:style-name="T7"><text:s/></text:span><text:span text:style-name="T18">OR</text:span><text:span text:style-name="T7"><text:s/></text:span><text:span text:style-name="T23">--rebase</text:span><text:span text:style-name="T7">)</text:span></text:p>
          </table:table-cell>
          <table:table-cell table:number-columns-repeated="2" table:style-name="ce14"/>
          <table:table-cell office:value-type="string" table:style-name="ce17">
            <text:p><text:span text:style-name="T6">fetch from a remote and rebase<text:s/></text:span>local changes</text:p>
          </table:table-cell>
          <table:table-cell table:number-columns-repeated="16378"/>
        </table:table-row>
        <table:table-row table:style-name="ro2">
          <table:table-cell office:value-type="string" table:style-name="ce50">
            <text:p>[pu]</text:p>
          </table:table-cell>
          <table:table-cell office:value-type="string" table:style-name="ce50">
            <text:p>+</text:p>
          </table:table-cell>
          <table:table-cell office:value-type="string" table:style-name="ce50">
            <text:p><text:span text:style-name="T7">git pull<text:s/></text:span><text:span text:style-name="T23">--rebase</text:span><text:span text:style-name="T7">=preserve</text:span></text:p>
          </table:table-cell>
          <table:table-cell table:number-columns-repeated="2" table:style-name="ce44"/>
          <table:table-cell office:value-type="string" table:style-name="ce50">
            <text:p><text:span text:style-name="T6">fetch and rebase but<text:s/></text:span>preserve<text:span text:style-name="T6"><text:s/>local commits on the branch</text:span></text:p>
          </table:table-cell>
          <table:table-cell table:number-columns-repeated="16378"/>
        </table:table-row>
        <table:table-row table:style-name="ro2">
          <table:table-cell office:value-type="string" table:style-name="ce47">
            <text:p>[pu]</text:p>
          </table:table-cell>
          <table:table-cell office:value-type="string" table:style-name="ce47">
            <text:p>+</text:p>
          </table:table-cell>
          <table:table-cell office:value-type="string" table:style-name="ce47">
            <text:p><text:span text:style-name="T7">git pull<text:s/></text:span><text:span text:style-name="T23">--rebase</text:span><text:span text:style-name="T7">=interactive</text:span></text:p>
          </table:table-cell>
          <table:table-cell table:number-columns-repeated="2" table:style-name="ce48"/>
          <table:table-cell office:value-type="string" table:style-name="ce47">
            <text:p><text:span text:style-name="T6">fetch and rebase in<text:s/></text:span>interactive<text:span text:style-name="T6"><text:s/>mode</text:span></text:p>
          </table:table-cell>
          <table:table-cell table:number-columns-repeated="16378"/>
        </table:table-row>
        <table:table-row table:number-rows-repeated="104806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enlo Regular" svg:font-family="&quot;Menlo Regular&quot;"/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/>
      <style:text-properties fo:color="#0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 fo:font-weight="normal" style:font-weight-asian="normal" style:font-weight-complex="normal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2-19T09:34:00Z</meta:creation-date>
    <dc:date>2023-02-19T09:34:00Z</dc:date>
  </office:meta>
</office:document-meta>
</file>